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 style:data-style-name="N36"/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eht 1" table:style-name="ta1">
        <table:shapes>
          <draw:frame draw:z-index="0" draw:style-name="gr1" draw:text-style-name="P1" svg:width="25.744cm" svg:height="14.21cm" svg:x="21.834cm" svg:y="2.922cm">
            <draw:object draw:notify-on-update-of-ranges="'Leht 1'.B7:'Leht 1'.B114 'Leht 1'.E7:'Leht 1'.E1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1022" table:default-cell-style-name="Default"/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1"/>
          <table:table-cell table:style-name="ce1" office:value-type="string" calcext:value-type="string">
            <text:p>Kuupäev</text:p>
          </table:table-cell>
          <table:table-cell table:style-name="ce3" office:value-type="string" calcext:value-type="string">
            <text:p>Registrisse kantud uued veoautod</text:p>
          </table:table-cell>
          <table:table-cell table:style-name="ce3" office:value-type="string" calcext:value-type="string">
            <text:p>Veoautode arv registris</text:p>
          </table:table-cell>
          <table:table-cell table:style-name="ce3" office:value-type="string" calcext:value-type="string">
            <text:p>Veoautod registris (kv)</text:p>
          </table:table-cell>
          <table:table-cell table:style-name="ce1" table:number-columns-repeated="1019"/>
        </table:table-row>
        <table:table-row table:style-name="ro3">
          <table:table-cell/>
          <table:table-cell office:value-type="date" office:date-value="1994-03-31" calcext:value-type="date">
            <text:p>31.03.1994</text:p>
          </table:table-cell>
          <table:table-cell/>
          <table:table-cell table:formula="of:=VLOOKUP([.B4];[.$F$120:.$H$146];3;FALSE()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3">
          <table:table-cell/>
          <table:table-cell office:value-type="date" office:date-value="1994-06-30" calcext:value-type="date">
            <text:p>30.06.1994</text:p>
          </table:table-cell>
          <table:table-cell/>
          <table:table-cell table:formula="of:=VLOOKUP([.B5];[.$F$120:.$H$146];3;FALSE()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3">
          <table:table-cell/>
          <table:table-cell office:value-type="date" office:date-value="1994-09-30" calcext:value-type="date">
            <text:p>30.09.1994</text:p>
          </table:table-cell>
          <table:table-cell/>
          <table:table-cell table:formula="of:=VLOOKUP([.B6];[.$F$120:.$H$146];3;FALSE()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3">
          <table:table-cell/>
          <table:table-cell office:value-type="date" office:date-value="1994-12-31" calcext:value-type="date">
            <text:p>31.12.1994</text:p>
          </table:table-cell>
          <table:table-cell/>
          <table:table-cell table:formula="of:=VLOOKUP([.B7];[.$F$120:.$H$146];3;FALSE())" office:value-type="float" office:value="53700" calcext:value-type="float">
            <text:p>53700</text:p>
          </table:table-cell>
          <table:table-cell table:formula="of:=[.D7]" office:value-type="float" office:value="53700" calcext:value-type="float">
            <text:p>53700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1995-03-31" calcext:value-type="date">
            <text:p>31.03.1995</text:p>
          </table:table-cell>
          <table:table-cell office:value-type="float" office:value="1393" calcext:value-type="float">
            <text:p>1393</text:p>
          </table:table-cell>
          <table:table-cell table:formula="of:=VLOOKUP([.B8];[.$F$120:.$H$146];3;FALSE())" office:value-type="string" office:string-value="" calcext:value-type="error">
            <text:p>#N/A</text:p>
          </table:table-cell>
          <table:table-cell table:formula="of:=[.E7]+ROUND([.H8];0)" office:value-type="float" office:value="57356" calcext:value-type="float">
            <text:p>57356</text:p>
          </table:table-cell>
          <table:table-cell table:number-columns-repeated="2"/>
          <table:table-cell table:formula="of:=[.F11]/[.G11]*[.C8]" office:value-type="float" office:value="3656.08734009704" calcext:value-type="float">
            <text:p>3656,08734009704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1995-06-30" calcext:value-type="date">
            <text:p>30.06.1995</text:p>
          </table:table-cell>
          <table:table-cell office:value-type="float" office:value="1107" calcext:value-type="float">
            <text:p>1107</text:p>
          </table:table-cell>
          <table:table-cell table:formula="of:=VLOOKUP([.B9];[.$F$120:.$H$146];3;FALSE())" office:value-type="string" office:string-value="" calcext:value-type="error">
            <text:p>#N/A</text:p>
          </table:table-cell>
          <table:table-cell table:formula="of:=[.E8]+ROUND([.H9];0)" office:value-type="float" office:value="60261" calcext:value-type="float">
            <text:p>60261</text:p>
          </table:table-cell>
          <table:table-cell table:number-columns-repeated="2"/>
          <table:table-cell table:formula="of:=[.F11]/[.G11]*[.C9]" office:value-type="float" office:value="2905.44772827525" calcext:value-type="float">
            <text:p>2905,44772827525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1995-09-30" calcext:value-type="date">
            <text:p>30.09.1995</text:p>
          </table:table-cell>
          <table:table-cell office:value-type="float" office:value="1030" calcext:value-type="float">
            <text:p>1030</text:p>
          </table:table-cell>
          <table:table-cell table:formula="of:=VLOOKUP([.B10];[.$F$120:.$H$146];3;FALSE())" office:value-type="string" office:string-value="" calcext:value-type="error">
            <text:p>#N/A</text:p>
          </table:table-cell>
          <table:table-cell table:formula="of:=[.E9]+ROUND([.H10];0)" office:value-type="float" office:value="62964" calcext:value-type="float">
            <text:p>62964</text:p>
          </table:table-cell>
          <table:table-cell table:number-columns-repeated="2"/>
          <table:table-cell table:formula="of:=[.F11]/[.G11]*[.C10]" office:value-type="float" office:value="2703.35244816939" calcext:value-type="float">
            <text:p>2703,35244816939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1995-12-31" calcext:value-type="date">
            <text:p>31.12.1995</text:p>
          </table:table-cell>
          <table:table-cell office:value-type="float" office:value="1004" calcext:value-type="float">
            <text:p>1004</text:p>
          </table:table-cell>
          <table:table-cell table:formula="of:=VLOOKUP([.B11];[.$F$120:.$H$146];3;FALSE())" office:value-type="float" office:value="65600" calcext:value-type="float">
            <text:p>65600</text:p>
          </table:table-cell>
          <table:table-cell table:formula="of:=[.D11]" office:value-type="float" office:value="65600" calcext:value-type="float">
            <text:p>65600</text:p>
          </table:table-cell>
          <table:table-cell table:formula="of:=[.D11]-[.D7]" office:value-type="float" office:value="11900" calcext:value-type="float">
            <text:p>11900</text:p>
          </table:table-cell>
          <table:table-cell table:formula="of:=SUM([.C8:.C11])" office:value-type="float" office:value="4534" calcext:value-type="float">
            <text:p>4534</text:p>
          </table:table-cell>
          <table:table-cell table:formula="of:=[.F11]/[.G11]*[.C11]" office:value-type="float" office:value="2635.11248345831" calcext:value-type="float">
            <text:p>2635,11248345831</text:p>
          </table:table-cell>
          <table:table-cell table:formula="of:=[.F11]/[.G11]" office:value-type="float" office:value="2.62461402734892" calcext:value-type="float">
            <text:p>2,62461402734892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1996-03-31" calcext:value-type="date">
            <text:p>31.03.1996</text:p>
          </table:table-cell>
          <table:table-cell office:value-type="float" office:value="829" calcext:value-type="float">
            <text:p>829</text:p>
          </table:table-cell>
          <table:table-cell table:formula="of:=VLOOKUP([.B12];[.$F$120:.$H$146];3;FALSE())" office:value-type="string" office:string-value="" calcext:value-type="error">
            <text:p>#N/A</text:p>
          </table:table-cell>
          <table:table-cell table:formula="of:=[.E11]+ROUND([.H12];0)" office:value-type="float" office:value="66753" calcext:value-type="float">
            <text:p>66753</text:p>
          </table:table-cell>
          <table:table-cell table:number-columns-repeated="2"/>
          <table:table-cell table:formula="of:=[.F15]/[.G15]*[.C12]" office:value-type="float" office:value="1153.35611422992" calcext:value-type="float">
            <text:p>1153,35611422992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1996-06-30" calcext:value-type="date">
            <text:p>30.06.1996</text:p>
          </table:table-cell>
          <table:table-cell office:value-type="float" office:value="968" calcext:value-type="float">
            <text:p>968</text:p>
          </table:table-cell>
          <table:table-cell table:formula="of:=VLOOKUP([.B13];[.$F$120:.$H$146];3;FALSE())" office:value-type="string" office:string-value="" calcext:value-type="error">
            <text:p>#N/A</text:p>
          </table:table-cell>
          <table:table-cell table:formula="of:=[.E12]+ROUND([.H13];0)" office:value-type="float" office:value="68100" calcext:value-type="float">
            <text:p>68100</text:p>
          </table:table-cell>
          <table:table-cell table:number-columns-repeated="2"/>
          <table:table-cell table:formula="of:=[.F15]/[.G15]*[.C13]" office:value-type="float" office:value="1346.74151818404" calcext:value-type="float">
            <text:p>1346,74151818404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1996-09-30" calcext:value-type="date">
            <text:p>30.09.1996</text:p>
          </table:table-cell>
          <table:table-cell office:value-type="float" office:value="1065" calcext:value-type="float">
            <text:p>1065</text:p>
          </table:table-cell>
          <table:table-cell table:formula="of:=VLOOKUP([.B14];[.$F$120:.$H$146];3;FALSE())" office:value-type="string" office:string-value="" calcext:value-type="error">
            <text:p>#N/A</text:p>
          </table:table-cell>
          <table:table-cell table:formula="of:=[.E13]+ROUND([.H14];0)" office:value-type="float" office:value="69582" calcext:value-type="float">
            <text:p>69582</text:p>
          </table:table-cell>
          <table:table-cell table:number-columns-repeated="2"/>
          <table:table-cell table:formula="of:=[.F15]/[.G15]*[.C14]" office:value-type="float" office:value="1481.69392238223" calcext:value-type="float">
            <text:p>1481,69392238223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1996-12-31" calcext:value-type="date">
            <text:p>31.12.1996</text:p>
          </table:table-cell>
          <table:table-cell office:value-type="float" office:value="1235" calcext:value-type="float">
            <text:p>1235</text:p>
          </table:table-cell>
          <table:table-cell table:formula="of:=VLOOKUP([.B15];[.$F$120:.$H$146];3;FALSE())" office:value-type="float" office:value="71300" calcext:value-type="float">
            <text:p>71300</text:p>
          </table:table-cell>
          <table:table-cell table:formula="of:=[.D15]" office:value-type="float" office:value="71300" calcext:value-type="float">
            <text:p>71300</text:p>
          </table:table-cell>
          <table:table-cell table:formula="of:=[.D15]-[.D11]" office:value-type="float" office:value="5700" calcext:value-type="float">
            <text:p>5700</text:p>
          </table:table-cell>
          <table:table-cell table:formula="of:=SUM([.C12:.C15])" office:value-type="float" office:value="4097" calcext:value-type="float">
            <text:p>4097</text:p>
          </table:table-cell>
          <table:table-cell table:formula="of:=[.F15]/[.G15]*[.C15]" office:value-type="float" office:value="1718.20844520381" calcext:value-type="float">
            <text:p>1718,20844520381</text:p>
          </table:table-cell>
          <table:table-cell table:formula="of:=[.F15]/[.G15]" office:value-type="float" office:value="1.39126189895045" calcext:value-type="float">
            <text:p>1,39126189895045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1997-03-31" calcext:value-type="date">
            <text:p>31.03.1997</text:p>
          </table:table-cell>
          <table:table-cell office:value-type="float" office:value="1106" calcext:value-type="float">
            <text:p>1106</text:p>
          </table:table-cell>
          <table:table-cell table:formula="of:=VLOOKUP([.B16];[.$F$120:.$H$146];3;FALSE())" office:value-type="string" office:string-value="" calcext:value-type="error">
            <text:p>#N/A</text:p>
          </table:table-cell>
          <table:table-cell table:formula="of:=[.E15]+ROUND([.H16];0)" office:value-type="float" office:value="72362" calcext:value-type="float">
            <text:p>72362</text:p>
          </table:table-cell>
          <table:table-cell table:number-columns-repeated="2"/>
          <table:table-cell table:formula="of:=[.F19]/[.G19]*[.C16]" office:value-type="float" office:value="1061.92028985507" calcext:value-type="float">
            <text:p>1061,92028985507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1997-06-30" calcext:value-type="date">
            <text:p>30.06.1997</text:p>
          </table:table-cell>
          <table:table-cell office:value-type="float" office:value="1305" calcext:value-type="float">
            <text:p>1305</text:p>
          </table:table-cell>
          <table:table-cell table:formula="of:=VLOOKUP([.B17];[.$F$120:.$H$146];3;FALSE())" office:value-type="string" office:string-value="" calcext:value-type="error">
            <text:p>#N/A</text:p>
          </table:table-cell>
          <table:table-cell table:formula="of:=[.E16]+ROUND([.H17];0)" office:value-type="float" office:value="73615" calcext:value-type="float">
            <text:p>73615</text:p>
          </table:table-cell>
          <table:table-cell table:number-columns-repeated="2"/>
          <table:table-cell table:formula="of:=[.F19]/[.G19]*[.C17]" office:value-type="float" office:value="1252.98913043478" calcext:value-type="float">
            <text:p>1252,98913043478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1997-09-30" calcext:value-type="date">
            <text:p>30.09.1997</text:p>
          </table:table-cell>
          <table:table-cell office:value-type="float" office:value="1562" calcext:value-type="float">
            <text:p>1562</text:p>
          </table:table-cell>
          <table:table-cell table:formula="of:=VLOOKUP([.B18];[.$F$120:.$H$146];3;FALSE())" office:value-type="string" office:string-value="" calcext:value-type="error">
            <text:p>#N/A</text:p>
          </table:table-cell>
          <table:table-cell table:formula="of:=[.E17]+ROUND([.H18];0)" office:value-type="float" office:value="75115" calcext:value-type="float">
            <text:p>75115</text:p>
          </table:table-cell>
          <table:table-cell table:number-columns-repeated="2"/>
          <table:table-cell table:formula="of:=[.F19]/[.G19]*[.C18]" office:value-type="float" office:value="1499.74637681159" calcext:value-type="float">
            <text:p>1499,74637681159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1997-12-31" calcext:value-type="date">
            <text:p>31.12.1997</text:p>
          </table:table-cell>
          <table:table-cell office:value-type="float" office:value="1547" calcext:value-type="float">
            <text:p>1547</text:p>
          </table:table-cell>
          <table:table-cell table:formula="of:=VLOOKUP([.B19];[.$F$120:.$H$146];3;FALSE())" office:value-type="float" office:value="76600" calcext:value-type="float">
            <text:p>76600</text:p>
          </table:table-cell>
          <table:table-cell table:formula="of:=[.D19]" office:value-type="float" office:value="76600" calcext:value-type="float">
            <text:p>76600</text:p>
          </table:table-cell>
          <table:table-cell table:formula="of:=[.D19]-[.D15]" office:value-type="float" office:value="5300" calcext:value-type="float">
            <text:p>5300</text:p>
          </table:table-cell>
          <table:table-cell table:formula="of:=SUM([.C16:.C19])" office:value-type="float" office:value="5520" calcext:value-type="float">
            <text:p>5520</text:p>
          </table:table-cell>
          <table:table-cell table:formula="of:=[.F19]/[.G19]*[.C19]" office:value-type="float" office:value="1485.34420289855" calcext:value-type="float">
            <text:p>1485,34420289855</text:p>
          </table:table-cell>
          <table:table-cell table:formula="of:=[.F19]/[.G19]" office:value-type="float" office:value="0.960144927536232" calcext:value-type="float">
            <text:p>0,960144927536232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1998-03-31" calcext:value-type="date">
            <text:p>31.03.1998</text:p>
          </table:table-cell>
          <table:table-cell office:value-type="float" office:value="1332" calcext:value-type="float">
            <text:p>1332</text:p>
          </table:table-cell>
          <table:table-cell table:formula="of:=VLOOKUP([.B20];[.$F$120:.$H$146];3;FALSE())" office:value-type="string" office:string-value="" calcext:value-type="error">
            <text:p>#N/A</text:p>
          </table:table-cell>
          <table:table-cell table:formula="of:=[.E19]+ROUND([.H20];0)" office:value-type="float" office:value="77672" calcext:value-type="float">
            <text:p>77672</text:p>
          </table:table-cell>
          <table:table-cell table:number-columns-repeated="2"/>
          <table:table-cell table:formula="of:=[.F23]/[.G23]*[.C20]" office:value-type="float" office:value="1072.05850530956" calcext:value-type="float">
            <text:p>1072,05850530956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1998-06-30" calcext:value-type="date">
            <text:p>30.06.1998</text:p>
          </table:table-cell>
          <table:table-cell office:value-type="float" office:value="1371" calcext:value-type="float">
            <text:p>1371</text:p>
          </table:table-cell>
          <table:table-cell table:formula="of:=VLOOKUP([.B21];[.$F$120:.$H$146];3;FALSE())" office:value-type="string" office:string-value="" calcext:value-type="error">
            <text:p>#N/A</text:p>
          </table:table-cell>
          <table:table-cell table:formula="of:=[.E20]+ROUND([.H21];0)" office:value-type="float" office:value="78775" calcext:value-type="float">
            <text:p>78775</text:p>
          </table:table-cell>
          <table:table-cell table:number-columns-repeated="2"/>
          <table:table-cell table:formula="of:=[.F23]/[.G23]*[.C21]" office:value-type="float" office:value="1103.44760569024" calcext:value-type="float">
            <text:p>1103,44760569024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1998-09-30" calcext:value-type="date">
            <text:p>30.09.1998</text:p>
          </table:table-cell>
          <table:table-cell office:value-type="float" office:value="1206" calcext:value-type="float">
            <text:p>1206</text:p>
          </table:table-cell>
          <table:table-cell table:formula="of:=VLOOKUP([.B22];[.$F$120:.$H$146];3;FALSE())" office:value-type="string" office:string-value="" calcext:value-type="error">
            <text:p>#N/A</text:p>
          </table:table-cell>
          <table:table-cell table:formula="of:=[.E21]+ROUND([.H22];0)" office:value-type="float" office:value="79746" calcext:value-type="float">
            <text:p>79746</text:p>
          </table:table-cell>
          <table:table-cell table:number-columns-repeated="2"/>
          <table:table-cell table:formula="of:=[.F23]/[.G23]*[.C22]" office:value-type="float" office:value="970.647565618113" calcext:value-type="float">
            <text:p>970,647565618113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1998-12-31" calcext:value-type="date">
            <text:p>31.12.1998</text:p>
          </table:table-cell>
          <table:table-cell office:value-type="float" office:value="1082" calcext:value-type="float">
            <text:p>1082</text:p>
          </table:table-cell>
          <table:table-cell table:formula="of:=VLOOKUP([.B23];[.$F$120:.$H$146];3;FALSE())" office:value-type="float" office:value="80617" calcext:value-type="float">
            <text:p>80617</text:p>
          </table:table-cell>
          <table:table-cell table:formula="of:=[.D23]" office:value-type="float" office:value="80617" calcext:value-type="float">
            <text:p>80617</text:p>
          </table:table-cell>
          <table:table-cell table:formula="of:=[.D23]-[.D19]" office:value-type="float" office:value="4017" calcext:value-type="float">
            <text:p>4017</text:p>
          </table:table-cell>
          <table:table-cell table:formula="of:=SUM([.C20:.C23])" office:value-type="float" office:value="4991" calcext:value-type="float">
            <text:p>4991</text:p>
          </table:table-cell>
          <table:table-cell table:formula="of:=[.F23]/[.G23]*[.C23]" office:value-type="float" office:value="870.846323382088" calcext:value-type="float">
            <text:p>870,846323382088</text:p>
          </table:table-cell>
          <table:table-cell table:formula="of:=[.F23]/[.G23]" office:value-type="float" office:value="0.804848727709878" calcext:value-type="float">
            <text:p>0,804848727709878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1999-03-31" calcext:value-type="date">
            <text:p>31.03.1999</text:p>
          </table:table-cell>
          <table:table-cell office:value-type="float" office:value="761" calcext:value-type="float">
            <text:p>761</text:p>
          </table:table-cell>
          <table:table-cell table:formula="of:=VLOOKUP([.B24];[.$F$120:.$H$146];3;FALSE())" office:value-type="string" office:string-value="" calcext:value-type="error">
            <text:p>#N/A</text:p>
          </table:table-cell>
          <table:table-cell table:formula="of:=[.E23]+ROUND([.H24];0)" office:value-type="float" office:value="80700" calcext:value-type="float">
            <text:p>80700</text:p>
          </table:table-cell>
          <table:table-cell table:number-columns-repeated="2"/>
          <table:table-cell table:formula="of:=[.F27]/[.G27]*[.C24]" office:value-type="float" office:value="83.1243057392224" calcext:value-type="float">
            <text:p>83,1243057392224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1999-06-30" calcext:value-type="date">
            <text:p>30.06.1999</text:p>
          </table:table-cell>
          <table:table-cell office:value-type="float" office:value="941" calcext:value-type="float">
            <text:p>941</text:p>
          </table:table-cell>
          <table:table-cell table:formula="of:=VLOOKUP([.B25];[.$F$120:.$H$146];3;FALSE())" office:value-type="string" office:string-value="" calcext:value-type="error">
            <text:p>#N/A</text:p>
          </table:table-cell>
          <table:table-cell table:formula="of:=[.E24]+ROUND([.H25];0)" office:value-type="float" office:value="80803" calcext:value-type="float">
            <text:p>80803</text:p>
          </table:table-cell>
          <table:table-cell table:number-columns-repeated="2"/>
          <table:table-cell table:formula="of:=[.F27]/[.G27]*[.C25]" office:value-type="float" office:value="102.785770960063" calcext:value-type="float">
            <text:p>102,785770960063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1999-09-30" calcext:value-type="date">
            <text:p>30.09.1999</text:p>
          </table:table-cell>
          <table:table-cell office:value-type="float" office:value="883" calcext:value-type="float">
            <text:p>883</text:p>
          </table:table-cell>
          <table:table-cell table:formula="of:=VLOOKUP([.B26];[.$F$120:.$H$146];3;FALSE())" office:value-type="string" office:string-value="" calcext:value-type="error">
            <text:p>#N/A</text:p>
          </table:table-cell>
          <table:table-cell table:formula="of:=[.E25]+ROUND([.H26];0)" office:value-type="float" office:value="80899" calcext:value-type="float">
            <text:p>80899</text:p>
          </table:table-cell>
          <table:table-cell table:number-columns-repeated="2"/>
          <table:table-cell table:formula="of:=[.F27]/[.G27]*[.C26]" office:value-type="float" office:value="96.4504099444591" calcext:value-type="float">
            <text:p>96,4504099444591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1999-12-31" calcext:value-type="date">
            <text:p>31.12.1999</text:p>
          </table:table-cell>
          <table:table-cell office:value-type="float" office:value="1196" calcext:value-type="float">
            <text:p>1196</text:p>
          </table:table-cell>
          <table:table-cell table:formula="of:=VLOOKUP([.B27];[.$F$120:.$H$146];3;FALSE())" office:value-type="float" office:value="81030" calcext:value-type="float">
            <text:p>81030</text:p>
          </table:table-cell>
          <table:table-cell table:formula="of:=[.D27]" office:value-type="float" office:value="81030" calcext:value-type="float">
            <text:p>81030</text:p>
          </table:table-cell>
          <table:table-cell table:formula="of:=[.D27]-[.D23]" office:value-type="float" office:value="413" calcext:value-type="float">
            <text:p>413</text:p>
          </table:table-cell>
          <table:table-cell table:formula="of:=SUM([.C24:.C27])" office:value-type="float" office:value="3781" calcext:value-type="float">
            <text:p>3781</text:p>
          </table:table-cell>
          <table:table-cell table:formula="of:=[.F27]/[.G27]*[.C27]" office:value-type="float" office:value="130.639513356255" calcext:value-type="float">
            <text:p>130,639513356255</text:p>
          </table:table-cell>
          <table:table-cell table:formula="of:=[.F27]/[.G27]" office:value-type="float" office:value="0.109230362338006" calcext:value-type="float">
            <text:p>0,109230362338006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00-03-31" calcext:value-type="date">
            <text:p>31.03.2000</text:p>
          </table:table-cell>
          <table:table-cell office:value-type="float" office:value="939" calcext:value-type="float">
            <text:p>939</text:p>
          </table:table-cell>
          <table:table-cell table:formula="of:=VLOOKUP([.B28];[.$F$120:.$H$146];3;FALSE())" office:value-type="string" office:string-value="" calcext:value-type="error">
            <text:p>#N/A</text:p>
          </table:table-cell>
          <table:table-cell table:formula="of:=[.E27]+ROUND([.H28];0)" office:value-type="float" office:value="81257" calcext:value-type="float">
            <text:p>81257</text:p>
          </table:table-cell>
          <table:table-cell table:number-columns-repeated="2"/>
          <table:table-cell table:formula="of:=[.F31]/[.G31]*[.C28]" office:value-type="float" office:value="227.440169039146" calcext:value-type="float">
            <text:p>227,440169039146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00-06-30" calcext:value-type="date">
            <text:p>30.06.2000</text:p>
          </table:table-cell>
          <table:table-cell office:value-type="float" office:value="1142" calcext:value-type="float">
            <text:p>1142</text:p>
          </table:table-cell>
          <table:table-cell table:formula="of:=VLOOKUP([.B29];[.$F$120:.$H$146];3;FALSE())" office:value-type="string" office:string-value="" calcext:value-type="error">
            <text:p>#N/A</text:p>
          </table:table-cell>
          <table:table-cell table:formula="of:=[.E28]+ROUND([.H29];0)" office:value-type="float" office:value="81534" calcext:value-type="float">
            <text:p>81534</text:p>
          </table:table-cell>
          <table:table-cell table:number-columns-repeated="2"/>
          <table:table-cell table:formula="of:=[.F31]/[.G31]*[.C29]" office:value-type="float" office:value="276.60987544484" calcext:value-type="float">
            <text:p>276,60987544484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00-09-30" calcext:value-type="date">
            <text:p>30.09.2000</text:p>
          </table:table-cell>
          <table:table-cell office:value-type="float" office:value="1142" calcext:value-type="float">
            <text:p>1142</text:p>
          </table:table-cell>
          <table:table-cell table:formula="of:=VLOOKUP([.B30];[.$F$120:.$H$146];3;FALSE())" office:value-type="string" office:string-value="" calcext:value-type="error">
            <text:p>#N/A</text:p>
          </table:table-cell>
          <table:table-cell table:formula="of:=[.E29]+ROUND([.H30];0)" office:value-type="float" office:value="81811" calcext:value-type="float">
            <text:p>81811</text:p>
          </table:table-cell>
          <table:table-cell table:number-columns-repeated="2"/>
          <table:table-cell table:formula="of:=[.F31]/[.G31]*[.C30]" office:value-type="float" office:value="276.60987544484" calcext:value-type="float">
            <text:p>276,60987544484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00-12-31" calcext:value-type="date">
            <text:p>31.12.2000</text:p>
          </table:table-cell>
          <table:table-cell office:value-type="float" office:value="1273" calcext:value-type="float">
            <text:p>1273</text:p>
          </table:table-cell>
          <table:table-cell table:formula="of:=VLOOKUP([.B31];[.$F$120:.$H$146];3;FALSE())" office:value-type="float" office:value="82119" calcext:value-type="float">
            <text:p>82119</text:p>
          </table:table-cell>
          <table:table-cell table:formula="of:=[.D31]" office:value-type="float" office:value="82119" calcext:value-type="float">
            <text:p>82119</text:p>
          </table:table-cell>
          <table:table-cell table:formula="of:=[.D31]-[.D27]" office:value-type="float" office:value="1089" calcext:value-type="float">
            <text:p>1089</text:p>
          </table:table-cell>
          <table:table-cell table:formula="of:=SUM([.C28:.C31])" office:value-type="float" office:value="4496" calcext:value-type="float">
            <text:p>4496</text:p>
          </table:table-cell>
          <table:table-cell table:formula="of:=[.F31]/[.G31]*[.C31]" office:value-type="float" office:value="308.340080071174" calcext:value-type="float">
            <text:p>308,340080071174</text:p>
          </table:table-cell>
          <table:table-cell table:formula="of:=[.F31]/[.G31]" office:value-type="float" office:value="0.242215302491103" calcext:value-type="float">
            <text:p>0,242215302491103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01-03-31" calcext:value-type="date">
            <text:p>31.03.2001</text:p>
          </table:table-cell>
          <table:table-cell office:value-type="float" office:value="1127" calcext:value-type="float">
            <text:p>1127</text:p>
          </table:table-cell>
          <table:table-cell table:formula="of:=VLOOKUP([.B32];[.$F$120:.$H$146];3;FALSE())" office:value-type="string" office:string-value="" calcext:value-type="error">
            <text:p>#N/A</text:p>
          </table:table-cell>
          <table:table-cell table:formula="of:=[.E31]+ROUND([.H32];0)" office:value-type="float" office:value="81785" calcext:value-type="float">
            <text:p>81785</text:p>
          </table:table-cell>
          <table:table-cell table:number-columns-repeated="2"/>
          <table:table-cell table:formula="of:=[.F35]/[.G35]*[.C32]" office:value-type="float" office:value="-333.676261682243" calcext:value-type="float">
            <text:p>-333,676261682243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01-06-30" calcext:value-type="date">
            <text:p>30.06.2001</text:p>
          </table:table-cell>
          <table:table-cell office:value-type="float" office:value="1402" calcext:value-type="float">
            <text:p>1402</text:p>
          </table:table-cell>
          <table:table-cell table:formula="of:=VLOOKUP([.B33];[.$F$120:.$H$146];3;FALSE())" office:value-type="string" office:string-value="" calcext:value-type="error">
            <text:p>#N/A</text:p>
          </table:table-cell>
          <table:table-cell table:formula="of:=[.E32]+ROUND([.H33];0)" office:value-type="float" office:value="81370" calcext:value-type="float">
            <text:p>81370</text:p>
          </table:table-cell>
          <table:table-cell table:number-columns-repeated="2"/>
          <table:table-cell table:formula="of:=[.F35]/[.G35]*[.C33]" office:value-type="float" office:value="-415.096822429907" calcext:value-type="float">
            <text:p>-415,096822429907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01-09-30" calcext:value-type="date">
            <text:p>30.09.2001</text:p>
          </table:table-cell>
          <table:table-cell office:value-type="float" office:value="1319" calcext:value-type="float">
            <text:p>1319</text:p>
          </table:table-cell>
          <table:table-cell table:formula="of:=VLOOKUP([.B34];[.$F$120:.$H$146];3;FALSE())" office:value-type="string" office:string-value="" calcext:value-type="error">
            <text:p>#N/A</text:p>
          </table:table-cell>
          <table:table-cell table:formula="of:=[.E33]+ROUND([.H34];0)" office:value-type="float" office:value="80979" calcext:value-type="float">
            <text:p>80979</text:p>
          </table:table-cell>
          <table:table-cell table:number-columns-repeated="2"/>
          <table:table-cell table:formula="of:=[.F35]/[.G35]*[.C34]" office:value-type="float" office:value="-390.52261682243" calcext:value-type="float">
            <text:p>-390,52261682243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01-12-31" calcext:value-type="date">
            <text:p>31.12.2001</text:p>
          </table:table-cell>
          <table:table-cell office:value-type="float" office:value="1502" calcext:value-type="float">
            <text:p>1502</text:p>
          </table:table-cell>
          <table:table-cell table:formula="of:=VLOOKUP([.B35];[.$F$120:.$H$146];3;FALSE())" office:value-type="float" office:value="80535" calcext:value-type="float">
            <text:p>80535</text:p>
          </table:table-cell>
          <table:table-cell table:formula="of:=[.D35]" office:value-type="float" office:value="80535" calcext:value-type="float">
            <text:p>80535</text:p>
          </table:table-cell>
          <table:table-cell table:formula="of:=[.D35]-[.D31]" office:value-type="float" office:value="-1584" calcext:value-type="float">
            <text:p>-1584</text:p>
          </table:table-cell>
          <table:table-cell table:formula="of:=SUM([.C32:.C35])" office:value-type="float" office:value="5350" calcext:value-type="float">
            <text:p>5350</text:p>
          </table:table-cell>
          <table:table-cell table:formula="of:=[.F35]/[.G35]*[.C35]" office:value-type="float" office:value="-444.704299065421" calcext:value-type="float">
            <text:p>-444,704299065421</text:p>
          </table:table-cell>
          <table:table-cell table:formula="of:=[.F35]/[.G35]" office:value-type="float" office:value="-0.29607476635514" calcext:value-type="float">
            <text:p>-0,29607476635514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02-03-31" calcext:value-type="date">
            <text:p>31.03.2002</text:p>
          </table:table-cell>
          <table:table-cell office:value-type="float" office:value="1320" calcext:value-type="float">
            <text:p>1320</text:p>
          </table:table-cell>
          <table:table-cell table:formula="of:=VLOOKUP([.B36];[.$F$120:.$H$146];3;FALSE())" office:value-type="string" office:string-value="" calcext:value-type="error">
            <text:p>#N/A</text:p>
          </table:table-cell>
          <table:table-cell table:formula="of:=[.E35]+ROUND([.H36];0)" office:value-type="float" office:value="80454" calcext:value-type="float">
            <text:p>80454</text:p>
          </table:table-cell>
          <table:table-cell table:number-columns-repeated="2"/>
          <table:table-cell table:formula="of:=[.F39]/[.G39]*[.C36]" office:value-type="float" office:value="-81.1185914034179" calcext:value-type="float">
            <text:p>-81,1185914034179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02-06-30" calcext:value-type="date">
            <text:p>30.06.2002</text:p>
          </table:table-cell>
          <table:table-cell office:value-type="float" office:value="1518" calcext:value-type="float">
            <text:p>1518</text:p>
          </table:table-cell>
          <table:table-cell table:formula="of:=VLOOKUP([.B37];[.$F$120:.$H$146];3;FALSE())" office:value-type="string" office:string-value="" calcext:value-type="error">
            <text:p>#N/A</text:p>
          </table:table-cell>
          <table:table-cell table:formula="of:=[.E36]+ROUND([.H37];0)" office:value-type="float" office:value="80361" calcext:value-type="float">
            <text:p>80361</text:p>
          </table:table-cell>
          <table:table-cell table:number-columns-repeated="2"/>
          <table:table-cell table:formula="of:=[.F39]/[.G39]*[.C37]" office:value-type="float" office:value="-93.2863801139306" calcext:value-type="float">
            <text:p>-93,2863801139306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02-09-30" calcext:value-type="date">
            <text:p>30.09.2002</text:p>
          </table:table-cell>
          <table:table-cell office:value-type="float" office:value="1426" calcext:value-type="float">
            <text:p>1426</text:p>
          </table:table-cell>
          <table:table-cell table:formula="of:=VLOOKUP([.B38];[.$F$120:.$H$146];3;FALSE())" office:value-type="string" office:string-value="" calcext:value-type="error">
            <text:p>#N/A</text:p>
          </table:table-cell>
          <table:table-cell table:formula="of:=[.E37]+ROUND([.H38];0)" office:value-type="float" office:value="80273" calcext:value-type="float">
            <text:p>80273</text:p>
          </table:table-cell>
          <table:table-cell table:number-columns-repeated="2"/>
          <table:table-cell table:formula="of:=[.F39]/[.G39]*[.C38]" office:value-type="float" office:value="-87.6326601070257" calcext:value-type="float">
            <text:p>-87,6326601070257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02-12-31" calcext:value-type="date">
            <text:p>31.12.2002</text:p>
          </table:table-cell>
          <table:table-cell office:value-type="float" office:value="1529" calcext:value-type="float">
            <text:p>1529</text:p>
          </table:table-cell>
          <table:table-cell table:formula="of:=VLOOKUP([.B39];[.$F$120:.$H$146];3;FALSE())" office:value-type="float" office:value="80179" calcext:value-type="float">
            <text:p>80179</text:p>
          </table:table-cell>
          <table:table-cell table:formula="of:=[.D39]" office:value-type="float" office:value="80179" calcext:value-type="float">
            <text:p>80179</text:p>
          </table:table-cell>
          <table:table-cell table:formula="of:=[.D39]-[.D35]" office:value-type="float" office:value="-356" calcext:value-type="float">
            <text:p>-356</text:p>
          </table:table-cell>
          <table:table-cell table:formula="of:=SUM([.C36:.C39])" office:value-type="float" office:value="5793" calcext:value-type="float">
            <text:p>5793</text:p>
          </table:table-cell>
          <table:table-cell table:formula="of:=[.F39]/[.G39]*[.C39]" office:value-type="float" office:value="-93.9623683756258" calcext:value-type="float">
            <text:p>-93,9623683756258</text:p>
          </table:table-cell>
          <table:table-cell table:formula="of:=[.F39]/[.G39]" office:value-type="float" office:value="-0.0614534783359227" calcext:value-type="float">
            <text:p>-0,061453478335923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03-03-31" calcext:value-type="date">
            <text:p>31.03.2003</text:p>
          </table:table-cell>
          <table:table-cell office:value-type="float" office:value="1297" calcext:value-type="float">
            <text:p>1297</text:p>
          </table:table-cell>
          <table:table-cell table:formula="of:=VLOOKUP([.B40];[.$F$120:.$H$146];3;FALSE())" office:value-type="string" office:string-value="" calcext:value-type="error">
            <text:p>#N/A</text:p>
          </table:table-cell>
          <table:table-cell table:formula="of:=[.E39]+ROUND([.H40];0)" office:value-type="float" office:value="80892" calcext:value-type="float">
            <text:p>80892</text:p>
          </table:table-cell>
          <table:table-cell table:number-columns-repeated="2"/>
          <table:table-cell table:formula="of:=[.F43]/[.G43]*[.C40]" office:value-type="float" office:value="712.615683623458" calcext:value-type="float">
            <text:p>712,615683623458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03-06-30" calcext:value-type="date">
            <text:p>30.06.2003</text:p>
          </table:table-cell>
          <table:table-cell office:value-type="float" office:value="1597" calcext:value-type="float">
            <text:p>1597</text:p>
          </table:table-cell>
          <table:table-cell table:formula="of:=VLOOKUP([.B41];[.$F$120:.$H$146];3;FALSE())" office:value-type="string" office:string-value="" calcext:value-type="error">
            <text:p>#N/A</text:p>
          </table:table-cell>
          <table:table-cell table:formula="of:=[.E40]+ROUND([.H41];0)" office:value-type="float" office:value="81769" calcext:value-type="float">
            <text:p>81769</text:p>
          </table:table-cell>
          <table:table-cell table:number-columns-repeated="2"/>
          <table:table-cell table:formula="of:=[.F43]/[.G43]*[.C41]" office:value-type="float" office:value="877.445834037519" calcext:value-type="float">
            <text:p>877,445834037519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03-09-30" calcext:value-type="date">
            <text:p>30.09.2003</text:p>
          </table:table-cell>
          <table:table-cell office:value-type="float" office:value="1431" calcext:value-type="float">
            <text:p>1431</text:p>
          </table:table-cell>
          <table:table-cell table:formula="of:=VLOOKUP([.B42];[.$F$120:.$H$146];3;FALSE())" office:value-type="string" office:string-value="" calcext:value-type="error">
            <text:p>#N/A</text:p>
          </table:table-cell>
          <table:table-cell table:formula="of:=[.E41]+ROUND([.H42];0)" office:value-type="float" office:value="82555" calcext:value-type="float">
            <text:p>82555</text:p>
          </table:table-cell>
          <table:table-cell table:number-columns-repeated="2"/>
          <table:table-cell table:formula="of:=[.F43]/[.G43]*[.C42]" office:value-type="float" office:value="786.239817475072" calcext:value-type="float">
            <text:p>786,239817475072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03-12-31" calcext:value-type="date">
            <text:p>31.12.2003</text:p>
          </table:table-cell>
          <table:table-cell office:value-type="float" office:value="1592" calcext:value-type="float">
            <text:p>1592</text:p>
          </table:table-cell>
          <table:table-cell table:formula="of:=VLOOKUP([.B43];[.$F$120:.$H$146];3;FALSE())" office:value-type="float" office:value="83430" calcext:value-type="float">
            <text:p>83430</text:p>
          </table:table-cell>
          <table:table-cell table:formula="of:=[.D43]" office:value-type="float" office:value="83430" calcext:value-type="float">
            <text:p>83430</text:p>
          </table:table-cell>
          <table:table-cell table:formula="of:=[.D43]-[.D39]" office:value-type="float" office:value="3251" calcext:value-type="float">
            <text:p>3251</text:p>
          </table:table-cell>
          <table:table-cell table:formula="of:=SUM([.C40:.C43])" office:value-type="float" office:value="5917" calcext:value-type="float">
            <text:p>5917</text:p>
          </table:table-cell>
          <table:table-cell table:formula="of:=[.F43]/[.G43]*[.C43]" office:value-type="float" office:value="874.698664863951" calcext:value-type="float">
            <text:p>874,698664863951</text:p>
          </table:table-cell>
          <table:table-cell table:formula="of:=[.F43]/[.G43]" office:value-type="float" office:value="0.549433834713537" calcext:value-type="float">
            <text:p>0,549433834713537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04-03-31" calcext:value-type="date">
            <text:p>31.03.2004</text:p>
          </table:table-cell>
          <table:table-cell office:value-type="float" office:value="1351" calcext:value-type="float">
            <text:p>1351</text:p>
          </table:table-cell>
          <table:table-cell table:formula="of:=VLOOKUP([.B44];[.$F$120:.$H$146];3;FALSE())" office:value-type="string" office:string-value="" calcext:value-type="error">
            <text:p>#N/A</text:p>
          </table:table-cell>
          <table:table-cell table:formula="of:=[.E43]+ROUND([.H44];0)" office:value-type="float" office:value="83959" calcext:value-type="float">
            <text:p>83959</text:p>
          </table:table-cell>
          <table:table-cell table:number-columns-repeated="2"/>
          <table:table-cell table:formula="of:=[.F47]/[.G47]*[.C44]" office:value-type="float" office:value="528.552345343304" calcext:value-type="float">
            <text:p>528,552345343304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04-06-30" calcext:value-type="date">
            <text:p>30.06.2004</text:p>
          </table:table-cell>
          <table:table-cell office:value-type="float" office:value="1503" calcext:value-type="float">
            <text:p>1503</text:p>
          </table:table-cell>
          <table:table-cell table:formula="of:=VLOOKUP([.B45];[.$F$120:.$H$146];3;FALSE())" office:value-type="string" office:string-value="" calcext:value-type="error">
            <text:p>#N/A</text:p>
          </table:table-cell>
          <table:table-cell table:formula="of:=[.E44]+ROUND([.H45];0)" office:value-type="float" office:value="84547" calcext:value-type="float">
            <text:p>84547</text:p>
          </table:table-cell>
          <table:table-cell table:number-columns-repeated="2"/>
          <table:table-cell table:formula="of:=[.F47]/[.G47]*[.C45]" office:value-type="float" office:value="588.019374575119" calcext:value-type="float">
            <text:p>588,019374575119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04-09-30" calcext:value-type="date">
            <text:p>30.09.2004</text:p>
          </table:table-cell>
          <table:table-cell office:value-type="float" office:value="1503" calcext:value-type="float">
            <text:p>1503</text:p>
          </table:table-cell>
          <table:table-cell table:formula="of:=VLOOKUP([.B46];[.$F$120:.$H$146];3;FALSE())" office:value-type="string" office:string-value="" calcext:value-type="error">
            <text:p>#N/A</text:p>
          </table:table-cell>
          <table:table-cell table:formula="of:=[.E45]+ROUND([.H46];0)" office:value-type="float" office:value="85135" calcext:value-type="float">
            <text:p>85135</text:p>
          </table:table-cell>
          <table:table-cell table:number-columns-repeated="2"/>
          <table:table-cell table:formula="of:=[.F47]/[.G47]*[.C46]" office:value-type="float" office:value="588.019374575119" calcext:value-type="float">
            <text:p>588,019374575119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04-12-31" calcext:value-type="date">
            <text:p>31.12.2004</text:p>
          </table:table-cell>
          <table:table-cell office:value-type="float" office:value="1527" calcext:value-type="float">
            <text:p>1527</text:p>
          </table:table-cell>
          <table:table-cell table:formula="of:=VLOOKUP([.B47];[.$F$120:.$H$146];3;FALSE())" office:value-type="float" office:value="85732" calcext:value-type="float">
            <text:p>85732</text:p>
          </table:table-cell>
          <table:table-cell table:formula="of:=[.D47]" office:value-type="float" office:value="85732" calcext:value-type="float">
            <text:p>85732</text:p>
          </table:table-cell>
          <table:table-cell table:formula="of:=[.D47]-[.D43]" office:value-type="float" office:value="2302" calcext:value-type="float">
            <text:p>2302</text:p>
          </table:table-cell>
          <table:table-cell table:formula="of:=SUM([.C44:.C47])" office:value-type="float" office:value="5884" calcext:value-type="float">
            <text:p>5884</text:p>
          </table:table-cell>
          <table:table-cell table:formula="of:=[.F47]/[.G47]*[.C47]" office:value-type="float" office:value="597.408905506458" calcext:value-type="float">
            <text:p>597,408905506458</text:p>
          </table:table-cell>
          <table:table-cell table:formula="of:=[.F47]/[.G47]" office:value-type="float" office:value="0.391230455472468" calcext:value-type="float">
            <text:p>0,391230455472468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05-03-31" calcext:value-type="date">
            <text:p>31.03.2005</text:p>
          </table:table-cell>
          <table:table-cell office:value-type="float" office:value="1505" calcext:value-type="float">
            <text:p>1505</text:p>
          </table:table-cell>
          <table:table-cell table:formula="of:=VLOOKUP([.B48];[.$F$120:.$H$146];3;FALSE())" office:value-type="string" office:string-value="" calcext:value-type="error">
            <text:p>#N/A</text:p>
          </table:table-cell>
          <table:table-cell table:formula="of:=[.E47]+ROUND([.H48];0)" office:value-type="float" office:value="85827" calcext:value-type="float">
            <text:p>85827</text:p>
          </table:table-cell>
          <table:table-cell table:number-columns-repeated="2"/>
          <table:table-cell table:formula="of:=[.F51]/[.G51]*[.C48]" office:value-type="float" office:value="94.7315796537378" calcext:value-type="float">
            <text:p>94,7315796537378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05-06-30" calcext:value-type="date">
            <text:p>30.06.2005</text:p>
          </table:table-cell>
          <table:table-cell office:value-type="float" office:value="1924" calcext:value-type="float">
            <text:p>1924</text:p>
          </table:table-cell>
          <table:table-cell table:formula="of:=VLOOKUP([.B49];[.$F$120:.$H$146];3;FALSE())" office:value-type="string" office:string-value="" calcext:value-type="error">
            <text:p>#N/A</text:p>
          </table:table-cell>
          <table:table-cell table:formula="of:=[.E48]+ROUND([.H49];0)" office:value-type="float" office:value="85948" calcext:value-type="float">
            <text:p>85948</text:p>
          </table:table-cell>
          <table:table-cell table:number-columns-repeated="2"/>
          <table:table-cell table:formula="of:=[.F51]/[.G51]*[.C49]" office:value-type="float" office:value="121.105354985908" calcext:value-type="float">
            <text:p>121,105354985908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05-09-30" calcext:value-type="date">
            <text:p>30.09.2005</text:p>
          </table:table-cell>
          <table:table-cell office:value-type="float" office:value="1935" calcext:value-type="float">
            <text:p>1935</text:p>
          </table:table-cell>
          <table:table-cell table:formula="of:=VLOOKUP([.B50];[.$F$120:.$H$146];3;FALSE())" office:value-type="string" office:string-value="" calcext:value-type="error">
            <text:p>#N/A</text:p>
          </table:table-cell>
          <table:table-cell table:formula="of:=[.E49]+ROUND([.H50];0)" office:value-type="float" office:value="86070" calcext:value-type="float">
            <text:p>86070</text:p>
          </table:table-cell>
          <table:table-cell table:number-columns-repeated="2"/>
          <table:table-cell table:formula="of:=[.F51]/[.G51]*[.C50]" office:value-type="float" office:value="121.797745269091" calcext:value-type="float">
            <text:p>121,797745269091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05-12-31" calcext:value-type="date">
            <text:p>31.12.2005</text:p>
          </table:table-cell>
          <table:table-cell office:value-type="float" office:value="2087" calcext:value-type="float">
            <text:p>2087</text:p>
          </table:table-cell>
          <table:table-cell table:formula="of:=VLOOKUP([.B51];[.$F$120:.$H$146];3;FALSE())" office:value-type="float" office:value="86201" calcext:value-type="float">
            <text:p>86201</text:p>
          </table:table-cell>
          <table:table-cell table:formula="of:=[.D51]" office:value-type="float" office:value="86201" calcext:value-type="float">
            <text:p>86201</text:p>
          </table:table-cell>
          <table:table-cell table:formula="of:=[.D51]-[.D47]" office:value-type="float" office:value="469" calcext:value-type="float">
            <text:p>469</text:p>
          </table:table-cell>
          <table:table-cell table:formula="of:=SUM([.C48:.C51])" office:value-type="float" office:value="7451" calcext:value-type="float">
            <text:p>7451</text:p>
          </table:table-cell>
          <table:table-cell table:formula="of:=[.F51]/[.G51]*[.C51]" office:value-type="float" office:value="131.365320091263" calcext:value-type="float">
            <text:p>131,365320091263</text:p>
          </table:table-cell>
          <table:table-cell table:formula="of:=[.F51]/[.G51]" office:value-type="float" office:value="0.0629445711984968" calcext:value-type="float">
            <text:p>0,062944571198497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06-03-31" calcext:value-type="date">
            <text:p>31.03.2006</text:p>
          </table:table-cell>
          <table:table-cell office:value-type="float" office:value="2084" calcext:value-type="float">
            <text:p>2084</text:p>
          </table:table-cell>
          <table:table-cell table:formula="of:=VLOOKUP([.B52];[.$F$120:.$H$146];3;FALSE())" office:value-type="string" office:string-value="" calcext:value-type="error">
            <text:p>#N/A</text:p>
          </table:table-cell>
          <table:table-cell table:formula="of:=[.E51]+ROUND([.H52];0)" office:value-type="float" office:value="87598" calcext:value-type="float">
            <text:p>87598</text:p>
          </table:table-cell>
          <table:table-cell table:number-columns-repeated="2"/>
          <table:table-cell table:formula="of:=[.F55]/[.G55]*[.C52]" office:value-type="float" office:value="1397.09614416591" calcext:value-type="float">
            <text:p>1397,09614416591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06-06-30" calcext:value-type="date">
            <text:p>30.06.2006</text:p>
          </table:table-cell>
          <table:table-cell office:value-type="float" office:value="2599" calcext:value-type="float">
            <text:p>2599</text:p>
          </table:table-cell>
          <table:table-cell table:formula="of:=VLOOKUP([.B53];[.$F$120:.$H$146];3;FALSE())" office:value-type="string" office:string-value="" calcext:value-type="error">
            <text:p>#N/A</text:p>
          </table:table-cell>
          <table:table-cell table:formula="of:=[.E52]+ROUND([.H53];0)" office:value-type="float" office:value="89340" calcext:value-type="float">
            <text:p>89340</text:p>
          </table:table-cell>
          <table:table-cell table:number-columns-repeated="2"/>
          <table:table-cell table:formula="of:=[.F55]/[.G55]*[.C53]" office:value-type="float" office:value="1742.34783046411" calcext:value-type="float">
            <text:p>1742,34783046411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06-09-30" calcext:value-type="date">
            <text:p>30.09.2006</text:p>
          </table:table-cell>
          <table:table-cell office:value-type="float" office:value="2823" calcext:value-type="float">
            <text:p>2823</text:p>
          </table:table-cell>
          <table:table-cell table:formula="of:=VLOOKUP([.B54];[.$F$120:.$H$146];3;FALSE())" office:value-type="string" office:string-value="" calcext:value-type="error">
            <text:p>#N/A</text:p>
          </table:table-cell>
          <table:table-cell table:formula="of:=[.E53]+ROUND([.H54];0)" office:value-type="float" office:value="91233" calcext:value-type="float">
            <text:p>91233</text:p>
          </table:table-cell>
          <table:table-cell table:number-columns-repeated="2"/>
          <table:table-cell table:formula="of:=[.F55]/[.G55]*[.C54]" office:value-type="float" office:value="1892.51555421323" calcext:value-type="float">
            <text:p>1892,51555421323</text:p>
          </table:table-cell>
          <table:table-cell table:number-columns-repeated="5"/>
          <table:table-cell table:formula="of:=24/4" office:value-type="float" office:value="6" calcext:value-type="float">
            <text:p>6</text:p>
          </table:table-cell>
          <table:table-cell table:formula="of:=2003+[.N54]" office:value-type="float" office:value="2009" calcext:value-type="float">
            <text:p>2009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06-12-31" calcext:value-type="date">
            <text:p>31.12.2006</text:p>
          </table:table-cell>
          <table:table-cell office:value-type="float" office:value="2427" calcext:value-type="float">
            <text:p>2427</text:p>
          </table:table-cell>
          <table:table-cell table:formula="of:=VLOOKUP([.B55];[.$F$120:.$H$146];3;FALSE())" office:value-type="float" office:value="92860" calcext:value-type="float">
            <text:p>92860</text:p>
          </table:table-cell>
          <table:table-cell table:formula="of:=[.D55]" office:value-type="float" office:value="92860" calcext:value-type="float">
            <text:p>92860</text:p>
          </table:table-cell>
          <table:table-cell table:formula="of:=[.D55]-[.D51]" office:value-type="float" office:value="6659" calcext:value-type="float">
            <text:p>6659</text:p>
          </table:table-cell>
          <table:table-cell table:formula="of:=SUM([.C52:.C55])" office:value-type="float" office:value="9933" calcext:value-type="float">
            <text:p>9933</text:p>
          </table:table-cell>
          <table:table-cell table:formula="of:=[.F55]/[.G55]*[.C55]" office:value-type="float" office:value="1627.04047115675" calcext:value-type="float">
            <text:p>1627,04047115675</text:p>
          </table:table-cell>
          <table:table-cell table:formula="of:=[.F55]/[.G55]" office:value-type="float" office:value="0.670391623879996" calcext:value-type="float">
            <text:p>0,670391623879996</text:p>
          </table:table-cell>
          <table:table-cell table:number-columns-repeated="4"/>
          <table:table-cell table:formula="of:=34/4" office:value-type="float" office:value="8.5" calcext:value-type="float">
            <text:p>8,5</text:p>
          </table:table-cell>
          <table:table-cell table:formula="of:=2003+[.N55]" office:value-type="float" office:value="2011.5" calcext:value-type="float">
            <text:p>2011,5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07-03-31" calcext:value-type="date">
            <text:p>31.03.2007</text:p>
          </table:table-cell>
          <table:table-cell office:value-type="float" office:value="2612" calcext:value-type="float">
            <text:p>2612</text:p>
          </table:table-cell>
          <table:table-cell table:formula="of:=VLOOKUP([.B56];[.$F$120:.$H$146];3;FALSE())" office:value-type="string" office:string-value="" calcext:value-type="error">
            <text:p>#N/A</text:p>
          </table:table-cell>
          <table:table-cell table:formula="of:=[.E55]+ROUND([.H56];0)" office:value-type="float" office:value="89633" calcext:value-type="float">
            <text:p>89633</text:p>
          </table:table-cell>
          <table:table-cell table:number-columns-repeated="2"/>
          <table:table-cell table:formula="of:=[.F59]/[.G59]*[.C56]" office:value-type="float" office:value="-3226.52788688138" calcext:value-type="float">
            <text:p>-3226,52788688138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07-06-30" calcext:value-type="date">
            <text:p>30.06.2007</text:p>
          </table:table-cell>
          <table:table-cell office:value-type="float" office:value="2876" calcext:value-type="float">
            <text:p>2876</text:p>
          </table:table-cell>
          <table:table-cell table:formula="of:=VLOOKUP([.B57];[.$F$120:.$H$146];3;FALSE())" office:value-type="string" office:string-value="" calcext:value-type="error">
            <text:p>#N/A</text:p>
          </table:table-cell>
          <table:table-cell table:formula="of:=[.E56]+ROUND([.H57];0)" office:value-type="float" office:value="86080" calcext:value-type="float">
            <text:p>86080</text:p>
          </table:table-cell>
          <table:table-cell table:number-columns-repeated="2"/>
          <table:table-cell table:formula="of:=[.F59]/[.G59]*[.C57]" office:value-type="float" office:value="-3552.63943440691" calcext:value-type="float">
            <text:p>-3552,63943440691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07-09-30" calcext:value-type="date">
            <text:p>30.09.2007</text:p>
          </table:table-cell>
          <table:table-cell office:value-type="float" office:value="2346" calcext:value-type="float">
            <text:p>2346</text:p>
          </table:table-cell>
          <table:table-cell table:formula="of:=VLOOKUP([.B58];[.$F$120:.$H$146];3;FALSE())" office:value-type="string" office:string-value="" calcext:value-type="error">
            <text:p>#N/A</text:p>
          </table:table-cell>
          <table:table-cell table:formula="of:=[.E57]+ROUND([.H58];0)" office:value-type="float" office:value="83182" calcext:value-type="float">
            <text:p>83182</text:p>
          </table:table-cell>
          <table:table-cell table:number-columns-repeated="2"/>
          <table:table-cell table:formula="of:=[.F59]/[.G59]*[.C58]" office:value-type="float" office:value="-2897.94579732914" calcext:value-type="float">
            <text:p>-2897,94579732914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07-12-31" calcext:value-type="date">
            <text:p>31.12.2007</text:p>
          </table:table-cell>
          <table:table-cell office:value-type="float" office:value="2350" calcext:value-type="float">
            <text:p>2350</text:p>
          </table:table-cell>
          <table:table-cell table:formula="of:=VLOOKUP([.B59];[.$F$120:.$H$146];3;FALSE())" office:value-type="float" office:value="80280" calcext:value-type="float">
            <text:p>80280</text:p>
          </table:table-cell>
          <table:table-cell table:formula="of:=[.D59]" office:value-type="float" office:value="80280" calcext:value-type="float">
            <text:p>80280</text:p>
          </table:table-cell>
          <table:table-cell table:formula="of:=[.D59]-[.D55]" office:value-type="float" office:value="-12580" calcext:value-type="float">
            <text:p>-12580</text:p>
          </table:table-cell>
          <table:table-cell table:formula="of:=SUM([.C56:.C59])" office:value-type="float" office:value="10184" calcext:value-type="float">
            <text:p>10184</text:p>
          </table:table-cell>
          <table:table-cell table:formula="of:=[.F59]/[.G59]*[.C59]" office:value-type="float" office:value="-2902.88688138256" calcext:value-type="float">
            <text:p>-2902,88688138256</text:p>
          </table:table-cell>
          <table:table-cell table:formula="of:=[.F59]/[.G59]" office:value-type="float" office:value="-1.23527101335428" calcext:value-type="float">
            <text:p>-1,23527101335428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08-03-31" calcext:value-type="date">
            <text:p>31.03.2008</text:p>
          </table:table-cell>
          <table:table-cell office:value-type="float" office:value="2012" calcext:value-type="float">
            <text:p>2012</text:p>
          </table:table-cell>
          <table:table-cell table:formula="of:=VLOOKUP([.B60];[.$F$120:.$H$146];3;FALSE())" office:value-type="string" office:string-value="" calcext:value-type="error">
            <text:p>#N/A</text:p>
          </table:table-cell>
          <table:table-cell table:formula="of:=[.E59]+ROUND([.H60];0)" office:value-type="float" office:value="81236" calcext:value-type="float">
            <text:p>81236</text:p>
          </table:table-cell>
          <table:table-cell table:number-columns-repeated="2"/>
          <table:table-cell table:formula="of:=[.F63]/[.G63]*[.C60]" office:value-type="float" office:value="956.31521907416" calcext:value-type="float">
            <text:p>956,31521907416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08-06-30" calcext:value-type="date">
            <text:p>30.06.2008</text:p>
          </table:table-cell>
          <table:table-cell office:value-type="float" office:value="1813" calcext:value-type="float">
            <text:p>1813</text:p>
          </table:table-cell>
          <table:table-cell table:formula="of:=VLOOKUP([.B61];[.$F$120:.$H$146];3;FALSE())" office:value-type="string" office:string-value="" calcext:value-type="error">
            <text:p>#N/A</text:p>
          </table:table-cell>
          <table:table-cell table:formula="of:=[.E60]+ROUND([.H61];0)" office:value-type="float" office:value="82098" calcext:value-type="float">
            <text:p>82098</text:p>
          </table:table-cell>
          <table:table-cell table:number-columns-repeated="2"/>
          <table:table-cell table:formula="of:=[.F63]/[.G63]*[.C61]" office:value-type="float" office:value="861.729369871497" calcext:value-type="float">
            <text:p>861,729369871497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08-09-30" calcext:value-type="date">
            <text:p>30.09.2008</text:p>
          </table:table-cell>
          <table:table-cell office:value-type="float" office:value="1556" calcext:value-type="float">
            <text:p>1556</text:p>
          </table:table-cell>
          <table:table-cell table:formula="of:=VLOOKUP([.B62];[.$F$120:.$H$146];3;FALSE())" office:value-type="string" office:string-value="" calcext:value-type="error">
            <text:p>#N/A</text:p>
          </table:table-cell>
          <table:table-cell table:formula="of:=[.E61]+ROUND([.H62];0)" office:value-type="float" office:value="82838" calcext:value-type="float">
            <text:p>82838</text:p>
          </table:table-cell>
          <table:table-cell table:number-columns-repeated="2"/>
          <table:table-cell table:formula="of:=[.F63]/[.G63]*[.C62]" office:value-type="float" office:value="739.575785725344" calcext:value-type="float">
            <text:p>739,575785725344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08-12-31" calcext:value-type="date">
            <text:p>31.12.2008</text:p>
          </table:table-cell>
          <table:table-cell office:value-type="float" office:value="1078" calcext:value-type="float">
            <text:p>1078</text:p>
          </table:table-cell>
          <table:table-cell table:formula="of:=VLOOKUP([.B63];[.$F$120:.$H$146];3;FALSE())" office:value-type="float" office:value="83350" calcext:value-type="float">
            <text:p>83350</text:p>
          </table:table-cell>
          <table:table-cell table:formula="of:=[.D63]" office:value-type="float" office:value="83350" calcext:value-type="float">
            <text:p>83350</text:p>
          </table:table-cell>
          <table:table-cell table:formula="of:=[.D63]-[.D59]" office:value-type="float" office:value="3070" calcext:value-type="float">
            <text:p>3070</text:p>
          </table:table-cell>
          <table:table-cell table:formula="of:=SUM([.C60:.C63])" office:value-type="float" office:value="6459" calcext:value-type="float">
            <text:p>6459</text:p>
          </table:table-cell>
          <table:table-cell table:formula="of:=[.F63]/[.G63]*[.C63]" office:value-type="float" office:value="512.379625328998" calcext:value-type="float">
            <text:p>512,379625328998</text:p>
          </table:table-cell>
          <table:table-cell table:formula="of:=[.F63]/[.G63]" office:value-type="float" office:value="0.475305774887753" calcext:value-type="float">
            <text:p>0,475305774887753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09-03-31" calcext:value-type="date">
            <text:p>31.03.2009</text:p>
          </table:table-cell>
          <table:table-cell office:value-type="float" office:value="722" calcext:value-type="float">
            <text:p>722</text:p>
          </table:table-cell>
          <table:table-cell table:formula="of:=VLOOKUP([.B64];[.$F$120:.$H$146];3;FALSE())" office:value-type="string" office:string-value="" calcext:value-type="error">
            <text:p>#N/A</text:p>
          </table:table-cell>
          <table:table-cell table:formula="of:=[.E63]+ROUND([.H64];0)" office:value-type="float" office:value="82741" calcext:value-type="float">
            <text:p>82741</text:p>
          </table:table-cell>
          <table:table-cell table:number-columns-repeated="2"/>
          <table:table-cell table:formula="of:=[.F67]/[.G67]*[.C64]" office:value-type="float" office:value="-608.643825301205" calcext:value-type="float">
            <text:p>-608,643825301205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09-06-30" calcext:value-type="date">
            <text:p>30.06.2009</text:p>
          </table:table-cell>
          <table:table-cell office:value-type="float" office:value="642" calcext:value-type="float">
            <text:p>642</text:p>
          </table:table-cell>
          <table:table-cell table:formula="of:=VLOOKUP([.B65];[.$F$120:.$H$146];3;FALSE())" office:value-type="string" office:string-value="" calcext:value-type="error">
            <text:p>#N/A</text:p>
          </table:table-cell>
          <table:table-cell table:formula="of:=[.E64]+ROUND([.H65];0)" office:value-type="float" office:value="82200" calcext:value-type="float">
            <text:p>82200</text:p>
          </table:table-cell>
          <table:table-cell table:number-columns-repeated="2"/>
          <table:table-cell table:formula="of:=[.F67]/[.G67]*[.C65]" office:value-type="float" office:value="-541.20406626506" calcext:value-type="float">
            <text:p>-541,20406626506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09-09-30" calcext:value-type="date">
            <text:p>30.09.2009</text:p>
          </table:table-cell>
          <table:table-cell office:value-type="float" office:value="595" calcext:value-type="float">
            <text:p>595</text:p>
          </table:table-cell>
          <table:table-cell table:formula="of:=VLOOKUP([.B66];[.$F$120:.$H$146];3;FALSE())" office:value-type="string" office:string-value="" calcext:value-type="error">
            <text:p>#N/A</text:p>
          </table:table-cell>
          <table:table-cell table:formula="of:=[.E65]+ROUND([.H66];0)" office:value-type="float" office:value="81698" calcext:value-type="float">
            <text:p>81698</text:p>
          </table:table-cell>
          <table:table-cell table:number-columns-repeated="2"/>
          <table:table-cell table:formula="of:=[.F67]/[.G67]*[.C66]" office:value-type="float" office:value="-501.583207831325" calcext:value-type="float">
            <text:p>-501,583207831325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09-12-31" calcext:value-type="date">
            <text:p>31.12.2009</text:p>
          </table:table-cell>
          <table:table-cell office:value-type="float" office:value="697" calcext:value-type="float">
            <text:p>697</text:p>
          </table:table-cell>
          <table:table-cell table:formula="of:=VLOOKUP([.B67];[.$F$120:.$H$146];3;FALSE())" office:value-type="float" office:value="81111" calcext:value-type="float">
            <text:p>81111</text:p>
          </table:table-cell>
          <table:table-cell table:formula="of:=[.D67]" office:value-type="float" office:value="81111" calcext:value-type="float">
            <text:p>81111</text:p>
          </table:table-cell>
          <table:table-cell table:formula="of:=[.D67]-[.D63]" office:value-type="float" office:value="-2239" calcext:value-type="float">
            <text:p>-2239</text:p>
          </table:table-cell>
          <table:table-cell table:formula="of:=SUM([.C64:.C67])" office:value-type="float" office:value="2656" calcext:value-type="float">
            <text:p>2656</text:p>
          </table:table-cell>
          <table:table-cell table:formula="of:=[.F67]/[.G67]*[.C67]" office:value-type="float" office:value="-587.56890060241" calcext:value-type="float">
            <text:p>-587,56890060241</text:p>
          </table:table-cell>
          <table:table-cell table:formula="of:=[.F67]/[.G67]" office:value-type="float" office:value="-0.842996987951807" calcext:value-type="float">
            <text:p>-0,842996987951807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10-03-31" calcext:value-type="date">
            <text:p>31.03.2010</text:p>
          </table:table-cell>
          <table:table-cell office:value-type="float" office:value="669" calcext:value-type="float">
            <text:p>669</text:p>
          </table:table-cell>
          <table:table-cell table:formula="of:=VLOOKUP([.B68];[.$F$120:.$H$146];3;FALSE())" office:value-type="string" office:string-value="" calcext:value-type="error">
            <text:p>#N/A</text:p>
          </table:table-cell>
          <table:table-cell table:formula="of:=[.E67]+ROUND([.H68];0)" office:value-type="float" office:value="81128" calcext:value-type="float">
            <text:p>81128</text:p>
          </table:table-cell>
          <table:table-cell table:number-columns-repeated="2"/>
          <table:table-cell table:formula="of:=[.F71]/[.G71]*[.C68]" office:value-type="float" office:value="16.7430032292788" calcext:value-type="float">
            <text:p>16,7430032292788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10-06-30" calcext:value-type="date">
            <text:p>30.06.2010</text:p>
          </table:table-cell>
          <table:table-cell office:value-type="float" office:value="865" calcext:value-type="float">
            <text:p>865</text:p>
          </table:table-cell>
          <table:table-cell table:formula="of:=VLOOKUP([.B69];[.$F$120:.$H$146];3;FALSE())" office:value-type="string" office:string-value="" calcext:value-type="error">
            <text:p>#N/A</text:p>
          </table:table-cell>
          <table:table-cell table:formula="of:=[.E68]+ROUND([.H69];0)" office:value-type="float" office:value="81150" calcext:value-type="float">
            <text:p>81150</text:p>
          </table:table-cell>
          <table:table-cell table:number-columns-repeated="2"/>
          <table:table-cell table:formula="of:=[.F71]/[.G71]*[.C69]" office:value-type="float" office:value="21.6482777179763" calcext:value-type="float">
            <text:p>21,6482777179763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10-09-30" calcext:value-type="date">
            <text:p>30.09.2010</text:p>
          </table:table-cell>
          <table:table-cell office:value-type="float" office:value="1021" calcext:value-type="float">
            <text:p>1021</text:p>
          </table:table-cell>
          <table:table-cell table:formula="of:=VLOOKUP([.B70];[.$F$120:.$H$146];3;FALSE())" office:value-type="string" office:string-value="" calcext:value-type="error">
            <text:p>#N/A</text:p>
          </table:table-cell>
          <table:table-cell table:formula="of:=[.E69]+ROUND([.H70];0)" office:value-type="float" office:value="81176" calcext:value-type="float">
            <text:p>81176</text:p>
          </table:table-cell>
          <table:table-cell table:number-columns-repeated="2"/>
          <table:table-cell table:formula="of:=[.F71]/[.G71]*[.C70]" office:value-type="float" office:value="25.552475780409" calcext:value-type="float">
            <text:p>25,552475780409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10-12-31" calcext:value-type="date">
            <text:p>31.12.2010</text:p>
          </table:table-cell>
          <table:table-cell office:value-type="float" office:value="1161" calcext:value-type="float">
            <text:p>1161</text:p>
          </table:table-cell>
          <table:table-cell table:formula="of:=VLOOKUP([.B71];[.$F$120:.$H$146];3;FALSE())" office:value-type="float" office:value="81204" calcext:value-type="float">
            <text:p>81204</text:p>
          </table:table-cell>
          <table:table-cell table:formula="of:=[.D71]" office:value-type="float" office:value="81204" calcext:value-type="float">
            <text:p>81204</text:p>
          </table:table-cell>
          <table:table-cell table:formula="of:=[.D71]-[.D67]" office:value-type="float" office:value="93" calcext:value-type="float">
            <text:p>93</text:p>
          </table:table-cell>
          <table:table-cell table:formula="of:=SUM([.C68:.C71])" office:value-type="float" office:value="3716" calcext:value-type="float">
            <text:p>3716</text:p>
          </table:table-cell>
          <table:table-cell table:formula="of:=[.F71]/[.G71]*[.C71]" office:value-type="float" office:value="29.0562432723358" calcext:value-type="float">
            <text:p>29,0562432723358</text:p>
          </table:table-cell>
          <table:table-cell table:formula="of:=[.F71]/[.G71]" office:value-type="float" office:value="0.02502691065662" calcext:value-type="float">
            <text:p>0,02502691065662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11-03-31" calcext:value-type="date">
            <text:p>31.03.2011</text:p>
          </table:table-cell>
          <table:table-cell office:value-type="float" office:value="1360" calcext:value-type="float">
            <text:p>1360</text:p>
          </table:table-cell>
          <table:table-cell table:formula="of:=VLOOKUP([.B72];[.$F$120:.$H$146];3;FALSE())" office:value-type="string" office:string-value="" calcext:value-type="error">
            <text:p>#N/A</text:p>
          </table:table-cell>
          <table:table-cell table:formula="of:=[.E71]+ROUND([.H72];0)" office:value-type="float" office:value="81879" calcext:value-type="float">
            <text:p>81879</text:p>
          </table:table-cell>
          <table:table-cell table:number-columns-repeated="2"/>
          <table:table-cell table:formula="of:=[.F75]/[.G75]*[.C72]" office:value-type="float" office:value="674.510052239987" calcext:value-type="float">
            <text:p>674,510052239987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11-06-30" calcext:value-type="date">
            <text:p>30.06.2011</text:p>
          </table:table-cell>
          <table:table-cell office:value-type="float" office:value="1596" calcext:value-type="float">
            <text:p>1596</text:p>
          </table:table-cell>
          <table:table-cell table:formula="of:=VLOOKUP([.B73];[.$F$120:.$H$146];3;FALSE())" office:value-type="string" office:string-value="" calcext:value-type="error">
            <text:p>#N/A</text:p>
          </table:table-cell>
          <table:table-cell table:formula="of:=[.E72]+ROUND([.H73];0)" office:value-type="float" office:value="82671" calcext:value-type="float">
            <text:p>82671</text:p>
          </table:table-cell>
          <table:table-cell table:number-columns-repeated="2"/>
          <table:table-cell table:formula="of:=[.F75]/[.G75]*[.C73]" office:value-type="float" office:value="791.557384834573" calcext:value-type="float">
            <text:p>791,557384834573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11-09-30" calcext:value-type="date">
            <text:p>30.09.2011</text:p>
          </table:table-cell>
          <table:table-cell office:value-type="float" office:value="1700" calcext:value-type="float">
            <text:p>1700</text:p>
          </table:table-cell>
          <table:table-cell table:formula="of:=VLOOKUP([.B74];[.$F$120:.$H$146];3;FALSE())" office:value-type="string" office:string-value="" calcext:value-type="error">
            <text:p>#N/A</text:p>
          </table:table-cell>
          <table:table-cell table:formula="of:=[.E73]+ROUND([.H74];0)" office:value-type="float" office:value="83514" calcext:value-type="float">
            <text:p>83514</text:p>
          </table:table-cell>
          <table:table-cell table:number-columns-repeated="2"/>
          <table:table-cell table:formula="of:=[.F75]/[.G75]*[.C74]" office:value-type="float" office:value="843.137565299984" calcext:value-type="float">
            <text:p>843,137565299984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11-12-31" calcext:value-type="date">
            <text:p>31.12.2011</text:p>
          </table:table-cell>
          <table:table-cell office:value-type="float" office:value="1661" calcext:value-type="float">
            <text:p>1661</text:p>
          </table:table-cell>
          <table:table-cell table:formula="of:=VLOOKUP([.B75];[.$F$120:.$H$146];3;FALSE())" office:value-type="float" office:value="84337" calcext:value-type="float">
            <text:p>84337</text:p>
          </table:table-cell>
          <table:table-cell table:formula="of:=[.D75]" office:value-type="float" office:value="84337" calcext:value-type="float">
            <text:p>84337</text:p>
          </table:table-cell>
          <table:table-cell table:formula="of:=[.D75]-[.D71]" office:value-type="float" office:value="3133" calcext:value-type="float">
            <text:p>3133</text:p>
          </table:table-cell>
          <table:table-cell table:formula="of:=SUM([.C72:.C75])" office:value-type="float" office:value="6317" calcext:value-type="float">
            <text:p>6317</text:p>
          </table:table-cell>
          <table:table-cell table:formula="of:=[.F75]/[.G75]*[.C75]" office:value-type="float" office:value="823.794997625455" calcext:value-type="float">
            <text:p>823,794997625455</text:p>
          </table:table-cell>
          <table:table-cell table:formula="of:=[.F75]/[.G75]" office:value-type="float" office:value="0.495963273705873" calcext:value-type="float">
            <text:p>0,495963273705873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12-03-31" calcext:value-type="date">
            <text:p>31.03.2012</text:p>
          </table:table-cell>
          <table:table-cell office:value-type="float" office:value="1587" calcext:value-type="float">
            <text:p>1587</text:p>
          </table:table-cell>
          <table:table-cell table:formula="of:=VLOOKUP([.B76];[.$F$120:.$H$146];3;FALSE())" office:value-type="string" office:string-value="" calcext:value-type="error">
            <text:p>#N/A</text:p>
          </table:table-cell>
          <table:table-cell table:formula="of:=[.E75]+ROUND([.H76];0)" office:value-type="float" office:value="85162" calcext:value-type="float">
            <text:p>85162</text:p>
          </table:table-cell>
          <table:table-cell table:number-columns-repeated="2"/>
          <table:table-cell table:formula="of:=[.F79]/[.G79]*[.C76]" office:value-type="float" office:value="824.519546027743" calcext:value-type="float">
            <text:p>824,519546027743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12-06-30" calcext:value-type="date">
            <text:p>30.06.2012</text:p>
          </table:table-cell>
          <table:table-cell office:value-type="float" office:value="1918" calcext:value-type="float">
            <text:p>1918</text:p>
          </table:table-cell>
          <table:table-cell table:formula="of:=VLOOKUP([.B77];[.$F$120:.$H$146];3;FALSE())" office:value-type="string" office:string-value="" calcext:value-type="error">
            <text:p>#N/A</text:p>
          </table:table-cell>
          <table:table-cell table:formula="of:=[.E76]+ROUND([.H77];0)" office:value-type="float" office:value="86158" calcext:value-type="float">
            <text:p>86158</text:p>
          </table:table-cell>
          <table:table-cell table:number-columns-repeated="2"/>
          <table:table-cell table:formula="of:=[.F79]/[.G79]*[.C77]" office:value-type="float" office:value="996.489281210593" calcext:value-type="float">
            <text:p>996,489281210593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12-09-30" calcext:value-type="date">
            <text:p>30.09.2012</text:p>
          </table:table-cell>
          <table:table-cell office:value-type="float" office:value="1739" calcext:value-type="float">
            <text:p>1739</text:p>
          </table:table-cell>
          <table:table-cell table:formula="of:=VLOOKUP([.B78];[.$F$120:.$H$146];3;FALSE())" office:value-type="string" office:string-value="" calcext:value-type="error">
            <text:p>#N/A</text:p>
          </table:table-cell>
          <table:table-cell table:formula="of:=[.E77]+ROUND([.H78];0)" office:value-type="float" office:value="87061" calcext:value-type="float">
            <text:p>87061</text:p>
          </table:table-cell>
          <table:table-cell table:number-columns-repeated="2"/>
          <table:table-cell table:formula="of:=[.F79]/[.G79]*[.C78]" office:value-type="float" office:value="903.490542244641" calcext:value-type="float">
            <text:p>903,490542244641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12-12-31" calcext:value-type="date">
            <text:p>31.12.2012</text:p>
          </table:table-cell>
          <table:table-cell office:value-type="float" office:value="1893" calcext:value-type="float">
            <text:p>1893</text:p>
          </table:table-cell>
          <table:table-cell table:formula="of:=VLOOKUP([.B79];[.$F$120:.$H$146];3;FALSE())" office:value-type="float" office:value="88045" calcext:value-type="float">
            <text:p>88045</text:p>
          </table:table-cell>
          <table:table-cell table:formula="of:=[.D79]" office:value-type="float" office:value="88045" calcext:value-type="float">
            <text:p>88045</text:p>
          </table:table-cell>
          <table:table-cell table:formula="of:=[.D79]-[.D75]" office:value-type="float" office:value="3708" calcext:value-type="float">
            <text:p>3708</text:p>
          </table:table-cell>
          <table:table-cell table:formula="of:=SUM([.C76:.C79])" office:value-type="float" office:value="7137" calcext:value-type="float">
            <text:p>7137</text:p>
          </table:table-cell>
          <table:table-cell table:formula="of:=[.F79]/[.G79]*[.C79]" office:value-type="float" office:value="983.500630517024" calcext:value-type="float">
            <text:p>983,500630517024</text:p>
          </table:table-cell>
          <table:table-cell table:formula="of:=[.F79]/[.G79]" office:value-type="float" office:value="0.519546027742749" calcext:value-type="float">
            <text:p>0,519546027742749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13-03-31" calcext:value-type="date">
            <text:p>31.03.2013</text:p>
          </table:table-cell>
          <table:table-cell office:value-type="float" office:value="1811" calcext:value-type="float">
            <text:p>1811</text:p>
          </table:table-cell>
          <table:table-cell table:formula="of:=VLOOKUP([.B80];[.$F$120:.$H$146];3;FALSE())" office:value-type="string" office:string-value="" calcext:value-type="error">
            <text:p>#N/A</text:p>
          </table:table-cell>
          <table:table-cell table:formula="of:=[.E79]+ROUND([.H80];0)" office:value-type="float" office:value="89046" calcext:value-type="float">
            <text:p>89046</text:p>
          </table:table-cell>
          <table:table-cell table:number-columns-repeated="2"/>
          <table:table-cell table:formula="of:=[.F83]/[.G83]*[.C80]" office:value-type="float" office:value="1001.21702525725" calcext:value-type="float">
            <text:p>1001,21702525725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13-06-30" calcext:value-type="date">
            <text:p>30.06.2013</text:p>
          </table:table-cell>
          <table:table-cell office:value-type="float" office:value="1932" calcext:value-type="float">
            <text:p>1932</text:p>
          </table:table-cell>
          <table:table-cell table:formula="of:=VLOOKUP([.B81];[.$F$120:.$H$146];3;FALSE())" office:value-type="string" office:string-value="" calcext:value-type="error">
            <text:p>#N/A</text:p>
          </table:table-cell>
          <table:table-cell table:formula="of:=[.E80]+ROUND([.H81];0)" office:value-type="float" office:value="90114" calcext:value-type="float">
            <text:p>90114</text:p>
          </table:table-cell>
          <table:table-cell table:number-columns-repeated="2"/>
          <table:table-cell table:formula="of:=[.F83]/[.G83]*[.C81]" office:value-type="float" office:value="1068.11225444341" calcext:value-type="float">
            <text:p>1068,11225444341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13-09-30" calcext:value-type="date">
            <text:p>30.09.2013</text:p>
          </table:table-cell>
          <table:table-cell office:value-type="float" office:value="1853" calcext:value-type="float">
            <text:p>1853</text:p>
          </table:table-cell>
          <table:table-cell table:formula="of:=VLOOKUP([.B82];[.$F$120:.$H$146];3;FALSE())" office:value-type="string" office:string-value="" calcext:value-type="error">
            <text:p>#N/A</text:p>
          </table:table-cell>
          <table:table-cell table:formula="of:=[.E81]+ROUND([.H82];0)" office:value-type="float" office:value="91138" calcext:value-type="float">
            <text:p>91138</text:p>
          </table:table-cell>
          <table:table-cell table:number-columns-repeated="2"/>
          <table:table-cell table:formula="of:=[.F83]/[.G83]*[.C82]" office:value-type="float" office:value="1024.43685687558" calcext:value-type="float">
            <text:p>1024,43685687558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13-12-31" calcext:value-type="date">
            <text:p>31.12.2013</text:p>
          </table:table-cell>
          <table:table-cell office:value-type="float" office:value="1887" calcext:value-type="float">
            <text:p>1887</text:p>
          </table:table-cell>
          <table:table-cell table:formula="of:=VLOOKUP([.B83];[.$F$120:.$H$146];3;FALSE())" office:value-type="float" office:value="92182" calcext:value-type="float">
            <text:p>92182</text:p>
          </table:table-cell>
          <table:table-cell table:formula="of:=[.D83]" office:value-type="float" office:value="92182" calcext:value-type="float">
            <text:p>92182</text:p>
          </table:table-cell>
          <table:table-cell table:formula="of:=[.D83]-[.D79]" office:value-type="float" office:value="4137" calcext:value-type="float">
            <text:p>4137</text:p>
          </table:table-cell>
          <table:table-cell table:formula="of:=SUM([.C80:.C83])" office:value-type="float" office:value="7483" calcext:value-type="float">
            <text:p>7483</text:p>
          </table:table-cell>
          <table:table-cell table:formula="of:=[.F83]/[.G83]*[.C83]" office:value-type="float" office:value="1043.23386342376" calcext:value-type="float">
            <text:p>1043,23386342376</text:p>
          </table:table-cell>
          <table:table-cell table:formula="of:=[.F83]/[.G83]" office:value-type="float" office:value="0.552853133769878" calcext:value-type="float">
            <text:p>0,552853133769878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14-03-31" calcext:value-type="date">
            <text:p>31.03.2014</text:p>
          </table:table-cell>
          <table:table-cell office:value-type="float" office:value="1961" calcext:value-type="float">
            <text:p>1961</text:p>
          </table:table-cell>
          <table:table-cell table:formula="of:=VLOOKUP([.B84];[.$F$120:.$H$146];3;FALSE())" office:value-type="string" office:string-value="" calcext:value-type="error">
            <text:p>#N/A</text:p>
          </table:table-cell>
          <table:table-cell table:formula="of:=[.E83]+ROUND([.H84];0)" office:value-type="float" office:value="93331" calcext:value-type="float">
            <text:p>93331</text:p>
          </table:table-cell>
          <table:table-cell table:number-columns-repeated="2"/>
          <table:table-cell table:formula="of:=[.F87]/[.G87]*[.C84]" office:value-type="float" office:value="1149.11442523426" calcext:value-type="float">
            <text:p>1149,11442523426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14-06-30" calcext:value-type="date">
            <text:p>30.06.2014</text:p>
          </table:table-cell>
          <table:table-cell office:value-type="float" office:value="1897" calcext:value-type="float">
            <text:p>1897</text:p>
          </table:table-cell>
          <table:table-cell table:formula="of:=VLOOKUP([.B85];[.$F$120:.$H$146];3;FALSE())" office:value-type="string" office:string-value="" calcext:value-type="error">
            <text:p>#N/A</text:p>
          </table:table-cell>
          <table:table-cell table:formula="of:=[.E84]+ROUND([.H85];0)" office:value-type="float" office:value="94443" calcext:value-type="float">
            <text:p>94443</text:p>
          </table:table-cell>
          <table:table-cell table:number-columns-repeated="2"/>
          <table:table-cell table:formula="of:=[.F87]/[.G87]*[.C85]" office:value-type="float" office:value="1111.61145572126" calcext:value-type="float">
            <text:p>1111,61145572126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14-09-30" calcext:value-type="date">
            <text:p>30.09.2014</text:p>
          </table:table-cell>
          <table:table-cell office:value-type="float" office:value="1790" calcext:value-type="float">
            <text:p>1790</text:p>
          </table:table-cell>
          <table:table-cell table:formula="of:=VLOOKUP([.B86];[.$F$120:.$H$146];3;FALSE())" office:value-type="string" office:string-value="" calcext:value-type="error">
            <text:p>#N/A</text:p>
          </table:table-cell>
          <table:table-cell table:formula="of:=[.E85]+ROUND([.H86];0)" office:value-type="float" office:value="95492" calcext:value-type="float">
            <text:p>95492</text:p>
          </table:table-cell>
          <table:table-cell table:number-columns-repeated="2"/>
          <table:table-cell table:formula="of:=[.F87]/[.G87]*[.C86]" office:value-type="float" office:value="1048.91117856672" calcext:value-type="float">
            <text:p>1048,91117856672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14-12-31" calcext:value-type="date">
            <text:p>31.12.2014</text:p>
          </table:table-cell>
          <table:table-cell office:value-type="float" office:value="1929" calcext:value-type="float">
            <text:p>1929</text:p>
          </table:table-cell>
          <table:table-cell table:formula="of:=VLOOKUP([.B87];[.$F$120:.$H$146];3;FALSE())" office:value-type="float" office:value="96622" calcext:value-type="float">
            <text:p>96622</text:p>
          </table:table-cell>
          <table:table-cell table:formula="of:=[.D87]" office:value-type="float" office:value="96622" calcext:value-type="float">
            <text:p>96622</text:p>
          </table:table-cell>
          <table:table-cell table:formula="of:=[.D87]-[.D83]" office:value-type="float" office:value="4440" calcext:value-type="float">
            <text:p>4440</text:p>
          </table:table-cell>
          <table:table-cell table:formula="of:=SUM([.C84:.C87])" office:value-type="float" office:value="7577" calcext:value-type="float">
            <text:p>7577</text:p>
          </table:table-cell>
          <table:table-cell table:formula="of:=[.F87]/[.G87]*[.C87]" office:value-type="float" office:value="1130.36294047776" calcext:value-type="float">
            <text:p>1130,36294047776</text:p>
          </table:table-cell>
          <table:table-cell table:formula="of:=[.F87]/[.G87]" office:value-type="float" office:value="0.585983898640623" calcext:value-type="float">
            <text:p>0,585983898640623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15-03-31" calcext:value-type="date">
            <text:p>31.03.2015</text:p>
          </table:table-cell>
          <table:table-cell office:value-type="float" office:value="2091" calcext:value-type="float">
            <text:p>2091</text:p>
          </table:table-cell>
          <table:table-cell table:formula="of:=VLOOKUP([.B88];[.$F$120:.$H$146];3;FALSE())" office:value-type="string" office:string-value="" calcext:value-type="error">
            <text:p>#N/A</text:p>
          </table:table-cell>
          <table:table-cell table:formula="of:=[.E87]+ROUND([.H88];0)" office:value-type="float" office:value="97889" calcext:value-type="float">
            <text:p>97889</text:p>
          </table:table-cell>
          <table:table-cell table:number-columns-repeated="2"/>
          <table:table-cell table:formula="of:=[.F91]/[.G91]*[.C88]" office:value-type="float" office:value="1267.15338434373" calcext:value-type="float">
            <text:p>1267,15338434373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15-06-30" calcext:value-type="date">
            <text:p>30.06.2015</text:p>
          </table:table-cell>
          <table:table-cell office:value-type="float" office:value="2144" calcext:value-type="float">
            <text:p>2144</text:p>
          </table:table-cell>
          <table:table-cell table:formula="of:=VLOOKUP([.B89];[.$F$120:.$H$146];3;FALSE())" office:value-type="string" office:string-value="" calcext:value-type="error">
            <text:p>#N/A</text:p>
          </table:table-cell>
          <table:table-cell table:formula="of:=[.E88]+ROUND([.H89];0)" office:value-type="float" office:value="99188" calcext:value-type="float">
            <text:p>99188</text:p>
          </table:table-cell>
          <table:table-cell table:number-columns-repeated="2"/>
          <table:table-cell table:formula="of:=[.F91]/[.G91]*[.C89]" office:value-type="float" office:value="1299.27157151265" calcext:value-type="float">
            <text:p>1299,27157151265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15-09-30" calcext:value-type="date">
            <text:p>30.09.2015</text:p>
          </table:table-cell>
          <table:table-cell office:value-type="float" office:value="2161" calcext:value-type="float">
            <text:p>2161</text:p>
          </table:table-cell>
          <table:table-cell table:formula="of:=VLOOKUP([.B90];[.$F$120:.$H$146];3;FALSE())" office:value-type="string" office:string-value="" calcext:value-type="error">
            <text:p>#N/A</text:p>
          </table:table-cell>
          <table:table-cell table:formula="of:=[.E89]+ROUND([.H90];0)" office:value-type="float" office:value="100498" calcext:value-type="float">
            <text:p>100498</text:p>
          </table:table-cell>
          <table:table-cell table:number-columns-repeated="2"/>
          <table:table-cell table:formula="of:=[.F91]/[.G91]*[.C90]" office:value-type="float" office:value="1309.57363154797" calcext:value-type="float">
            <text:p>1309,57363154797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15-12-31" calcext:value-type="date">
            <text:p>31.12.2015</text:p>
          </table:table-cell>
          <table:table-cell office:value-type="float" office:value="2099" calcext:value-type="float">
            <text:p>2099</text:p>
          </table:table-cell>
          <table:table-cell table:formula="of:=VLOOKUP([.B91];[.$F$120:.$H$146];3;FALSE())" office:value-type="float" office:value="101770" calcext:value-type="float">
            <text:p>101770</text:p>
          </table:table-cell>
          <table:table-cell table:formula="of:=[.D91]" office:value-type="float" office:value="101770" calcext:value-type="float">
            <text:p>101770</text:p>
          </table:table-cell>
          <table:table-cell table:formula="of:=[.D91]-[.D87]" office:value-type="float" office:value="5148" calcext:value-type="float">
            <text:p>5148</text:p>
          </table:table-cell>
          <table:table-cell table:formula="of:=SUM([.C88:.C91])" office:value-type="float" office:value="8495" calcext:value-type="float">
            <text:p>8495</text:p>
          </table:table-cell>
          <table:table-cell table:formula="of:=[.F91]/[.G91]*[.C91]" office:value-type="float" office:value="1272.00141259564" calcext:value-type="float">
            <text:p>1272,00141259564</text:p>
          </table:table-cell>
          <table:table-cell table:formula="of:=[.F91]/[.G91]" office:value-type="float" office:value="0.606003531489111" calcext:value-type="float">
            <text:p>0,606003531489111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16-03-31" calcext:value-type="date">
            <text:p>31.03.2016</text:p>
          </table:table-cell>
          <table:table-cell office:value-type="float" office:value="2207" calcext:value-type="float">
            <text:p>2207</text:p>
          </table:table-cell>
          <table:table-cell table:formula="of:=VLOOKUP([.B92];[.$F$120:.$H$146];3;FALSE())" office:value-type="string" office:string-value="" calcext:value-type="error">
            <text:p>#N/A</text:p>
          </table:table-cell>
          <table:table-cell table:formula="of:=[.E91]+ROUND([.H92];0)" office:value-type="float" office:value="103287" calcext:value-type="float">
            <text:p>103287</text:p>
          </table:table-cell>
          <table:table-cell table:number-columns-repeated="2"/>
          <table:table-cell table:formula="of:=[.F95]/[.G95]*[.C92]" office:value-type="float" office:value="1517.22424824056" calcext:value-type="float">
            <text:p>1517,22424824056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16-06-30" calcext:value-type="date">
            <text:p>30.06.2016</text:p>
          </table:table-cell>
          <table:table-cell office:value-type="float" office:value="2578" calcext:value-type="float">
            <text:p>2578</text:p>
          </table:table-cell>
          <table:table-cell table:formula="of:=VLOOKUP([.B93];[.$F$120:.$H$146];3;FALSE())" office:value-type="string" office:string-value="" calcext:value-type="error">
            <text:p>#N/A</text:p>
          </table:table-cell>
          <table:table-cell table:formula="of:=[.E92]+ROUND([.H93];0)" office:value-type="float" office:value="105059" calcext:value-type="float">
            <text:p>105059</text:p>
          </table:table-cell>
          <table:table-cell table:number-columns-repeated="2"/>
          <table:table-cell table:formula="of:=[.F95]/[.G95]*[.C93]" office:value-type="float" office:value="1772.27191298784" calcext:value-type="float">
            <text:p>1772,27191298784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16-09-30" calcext:value-type="date">
            <text:p>30.09.2016</text:p>
          </table:table-cell>
          <table:table-cell office:value-type="float" office:value="2389" calcext:value-type="float">
            <text:p>2389</text:p>
          </table:table-cell>
          <table:table-cell table:formula="of:=VLOOKUP([.B94];[.$F$120:.$H$146];3;FALSE())" office:value-type="string" office:string-value="" calcext:value-type="error">
            <text:p>#N/A</text:p>
          </table:table-cell>
          <table:table-cell table:formula="of:=[.E93]+ROUND([.H94];0)" office:value-type="float" office:value="106701" calcext:value-type="float">
            <text:p>106701</text:p>
          </table:table-cell>
          <table:table-cell table:number-columns-repeated="2"/>
          <table:table-cell table:formula="of:=[.F95]/[.G95]*[.C94]" office:value-type="float" office:value="1642.34197056942" calcext:value-type="float">
            <text:p>1642,34197056942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16-12-31" calcext:value-type="date">
            <text:p>31.12.2016</text:p>
          </table:table-cell>
          <table:table-cell office:value-type="float" office:value="2204" calcext:value-type="float">
            <text:p>2204</text:p>
          </table:table-cell>
          <table:table-cell table:formula="of:=VLOOKUP([.B95];[.$F$120:.$H$146];3;FALSE())" office:value-type="float" office:value="108217" calcext:value-type="float">
            <text:p>108217</text:p>
          </table:table-cell>
          <table:table-cell table:formula="of:=[.D95]" office:value-type="float" office:value="108217" calcext:value-type="float">
            <text:p>108217</text:p>
          </table:table-cell>
          <table:table-cell table:formula="of:=[.D95]-[.D91]" office:value-type="float" office:value="6447" calcext:value-type="float">
            <text:p>6447</text:p>
          </table:table-cell>
          <table:table-cell table:formula="of:=SUM([.C92:.C95])" office:value-type="float" office:value="9378" calcext:value-type="float">
            <text:p>9378</text:p>
          </table:table-cell>
          <table:table-cell table:formula="of:=[.F95]/[.G95]*[.C95]" office:value-type="float" office:value="1515.16186820218" calcext:value-type="float">
            <text:p>1515,16186820218</text:p>
          </table:table-cell>
          <table:table-cell table:formula="of:=[.F95]/[.G95]" office:value-type="float" office:value="0.687460012795905" calcext:value-type="float">
            <text:p>0,687460012795905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17-03-31" calcext:value-type="date">
            <text:p>31.03.2017</text:p>
          </table:table-cell>
          <table:table-cell office:value-type="float" office:value="2553" calcext:value-type="float">
            <text:p>2553</text:p>
          </table:table-cell>
          <table:table-cell table:formula="of:=VLOOKUP([.B96];[.$F$120:.$H$146];3;FALSE())" office:value-type="string" office:string-value="" calcext:value-type="error">
            <text:p>#N/A</text:p>
          </table:table-cell>
          <table:table-cell table:formula="of:=[.E95]+ROUND([.H96];0)" office:value-type="float" office:value="109896" calcext:value-type="float">
            <text:p>109896</text:p>
          </table:table-cell>
          <table:table-cell table:number-columns-repeated="2"/>
          <table:table-cell table:formula="of:=[.F99]/[.G99]*[.C96]" office:value-type="float" office:value="1678.89168336673" calcext:value-type="float">
            <text:p>1678,89168336673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17-06-30" calcext:value-type="date">
            <text:p>30.06.2017</text:p>
          </table:table-cell>
          <table:table-cell office:value-type="float" office:value="2565" calcext:value-type="float">
            <text:p>2565</text:p>
          </table:table-cell>
          <table:table-cell table:formula="of:=VLOOKUP([.B97];[.$F$120:.$H$146];3;FALSE())" office:value-type="string" office:string-value="" calcext:value-type="error">
            <text:p>#N/A</text:p>
          </table:table-cell>
          <table:table-cell table:formula="of:=[.E96]+ROUND([.H97];0)" office:value-type="float" office:value="111583" calcext:value-type="float">
            <text:p>111583</text:p>
          </table:table-cell>
          <table:table-cell table:number-columns-repeated="2"/>
          <table:table-cell table:formula="of:=[.F99]/[.G99]*[.C97]" office:value-type="float" office:value="1686.78306613226" calcext:value-type="float">
            <text:p>1686,78306613226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17-09-30" calcext:value-type="date">
            <text:p>30.09.2017</text:p>
          </table:table-cell>
          <table:table-cell office:value-type="float" office:value="2476" calcext:value-type="float">
            <text:p>2476</text:p>
          </table:table-cell>
          <table:table-cell table:formula="of:=VLOOKUP([.B98];[.$F$120:.$H$146];3;FALSE())" office:value-type="string" office:string-value="" calcext:value-type="error">
            <text:p>#N/A</text:p>
          </table:table-cell>
          <table:table-cell table:formula="of:=[.E97]+ROUND([.H98];0)" office:value-type="float" office:value="113211" calcext:value-type="float">
            <text:p>113211</text:p>
          </table:table-cell>
          <table:table-cell table:number-columns-repeated="2"/>
          <table:table-cell table:formula="of:=[.F99]/[.G99]*[.C98]" office:value-type="float" office:value="1628.25531062124" calcext:value-type="float">
            <text:p>1628,25531062124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17-12-31" calcext:value-type="date">
            <text:p>31.12.2017</text:p>
          </table:table-cell>
          <table:table-cell office:value-type="float" office:value="2386" calcext:value-type="float">
            <text:p>2386</text:p>
          </table:table-cell>
          <table:table-cell table:formula="of:=VLOOKUP([.B99];[.$F$120:.$H$146];3;FALSE())" office:value-type="float" office:value="114780" calcext:value-type="float">
            <text:p>114780</text:p>
          </table:table-cell>
          <table:table-cell table:formula="of:=[.D99]" office:value-type="float" office:value="114780" calcext:value-type="float">
            <text:p>114780</text:p>
          </table:table-cell>
          <table:table-cell table:formula="of:=[.D99]-[.D95]" office:value-type="float" office:value="6563" calcext:value-type="float">
            <text:p>6563</text:p>
          </table:table-cell>
          <table:table-cell table:formula="of:=SUM([.C96:.C99])" office:value-type="float" office:value="9980" calcext:value-type="float">
            <text:p>9980</text:p>
          </table:table-cell>
          <table:table-cell table:formula="of:=[.F99]/[.G99]*[.C99]" office:value-type="float" office:value="1569.06993987976" calcext:value-type="float">
            <text:p>1569,06993987976</text:p>
          </table:table-cell>
          <table:table-cell table:formula="of:=[.F99]/[.G99]" office:value-type="float" office:value="0.657615230460922" calcext:value-type="float">
            <text:p>0,657615230460922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18-03-31" calcext:value-type="date">
            <text:p>31.03.2018</text:p>
          </table:table-cell>
          <table:table-cell office:value-type="float" office:value="2684" calcext:value-type="float">
            <text:p>2684</text:p>
          </table:table-cell>
          <table:table-cell table:formula="of:=VLOOKUP([.B100];[.$F$120:.$H$146];3;FALSE())" office:value-type="string" office:string-value="" calcext:value-type="error">
            <text:p>#N/A</text:p>
          </table:table-cell>
          <table:table-cell table:formula="of:=[.E99]+ROUND([.H100];0)" office:value-type="float" office:value="116535" calcext:value-type="float">
            <text:p>116535</text:p>
          </table:table-cell>
          <table:table-cell table:number-columns-repeated="2"/>
          <table:table-cell table:formula="of:=[.F103]/[.G103]*[.C100]" office:value-type="float" office:value="1754.57736101808" calcext:value-type="float">
            <text:p>1754,57736101808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18-06-30" calcext:value-type="date">
            <text:p>30.06.2018</text:p>
          </table:table-cell>
          <table:table-cell office:value-type="float" office:value="2903" calcext:value-type="float">
            <text:p>2903</text:p>
          </table:table-cell>
          <table:table-cell table:formula="of:=VLOOKUP([.B101];[.$F$120:.$H$146];3;FALSE())" office:value-type="string" office:string-value="" calcext:value-type="error">
            <text:p>#N/A</text:p>
          </table:table-cell>
          <table:table-cell table:formula="of:=[.E100]+ROUND([.H101];0)" office:value-type="float" office:value="118433" calcext:value-type="float">
            <text:p>118433</text:p>
          </table:table-cell>
          <table:table-cell table:number-columns-repeated="2"/>
          <table:table-cell table:formula="of:=[.F103]/[.G103]*[.C101]" office:value-type="float" office:value="1897.74146014735" calcext:value-type="float">
            <text:p>1897,74146014735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18-09-30" calcext:value-type="date">
            <text:p>30.09.2018</text:p>
          </table:table-cell>
          <table:table-cell office:value-type="float" office:value="2596" calcext:value-type="float">
            <text:p>2596</text:p>
          </table:table-cell>
          <table:table-cell table:formula="of:=VLOOKUP([.B102];[.$F$120:.$H$146];3;FALSE())" office:value-type="string" office:string-value="" calcext:value-type="error">
            <text:p>#N/A</text:p>
          </table:table-cell>
          <table:table-cell table:formula="of:=[.E101]+ROUND([.H102];0)" office:value-type="float" office:value="120130" calcext:value-type="float">
            <text:p>120130</text:p>
          </table:table-cell>
          <table:table-cell table:number-columns-repeated="2"/>
          <table:table-cell table:formula="of:=[.F103]/[.G103]*[.C102]" office:value-type="float" office:value="1697.05023442733" calcext:value-type="float">
            <text:p>1697,05023442733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18-12-31" calcext:value-type="date">
            <text:p>31.12.2018</text:p>
          </table:table-cell>
          <table:table-cell office:value-type="float" office:value="2268" calcext:value-type="float">
            <text:p>2268</text:p>
          </table:table-cell>
          <table:table-cell table:formula="of:=VLOOKUP([.B103];[.$F$120:.$H$146];3;FALSE())" office:value-type="float" office:value="121612" calcext:value-type="float">
            <text:p>121612</text:p>
          </table:table-cell>
          <table:table-cell table:formula="of:=[.D103]" office:value-type="float" office:value="121612" calcext:value-type="float">
            <text:p>121612</text:p>
          </table:table-cell>
          <table:table-cell table:formula="of:=[.D103]-[.D99]" office:value-type="float" office:value="6832" calcext:value-type="float">
            <text:p>6832</text:p>
          </table:table-cell>
          <table:table-cell table:formula="of:=SUM([.C100:.C103])" office:value-type="float" office:value="10451" calcext:value-type="float">
            <text:p>10451</text:p>
          </table:table-cell>
          <table:table-cell table:formula="of:=[.F103]/[.G103]*[.C103]" office:value-type="float" office:value="1482.63094440723" calcext:value-type="float">
            <text:p>1482,63094440723</text:p>
          </table:table-cell>
          <table:table-cell table:formula="of:=[.F103]/[.G103]" office:value-type="float" office:value="0.653717347622237" calcext:value-type="float">
            <text:p>0,653717347622237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19-03-31" calcext:value-type="date">
            <text:p>31.03.2019</text:p>
          </table:table-cell>
          <table:table-cell office:value-type="float" office:value="2598" calcext:value-type="float">
            <text:p>2598</text:p>
          </table:table-cell>
          <table:table-cell table:formula="of:=VLOOKUP([.B104];[.$F$120:.$H$146];3;FALSE())" office:value-type="string" office:string-value="" calcext:value-type="error">
            <text:p>#N/A</text:p>
          </table:table-cell>
          <table:table-cell table:formula="of:=[.E103]+ROUND([.H104];0)" office:value-type="float" office:value="124161" calcext:value-type="float">
            <text:p>124161</text:p>
          </table:table-cell>
          <table:table-cell table:number-columns-repeated="2"/>
          <table:table-cell table:formula="of:=[.F107]/[.G107]*[.C104]" office:value-type="float" office:value="2548.91534173033" calcext:value-type="float">
            <text:p>2548,91534173033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19-06-30" calcext:value-type="date">
            <text:p>30.06.2019</text:p>
          </table:table-cell>
          <table:table-cell office:value-type="float" office:value="2769" calcext:value-type="float">
            <text:p>2769</text:p>
          </table:table-cell>
          <table:table-cell table:formula="of:=VLOOKUP([.B105];[.$F$120:.$H$146];3;FALSE())" office:value-type="string" office:string-value="" calcext:value-type="error">
            <text:p>#N/A</text:p>
          </table:table-cell>
          <table:table-cell table:formula="of:=[.E104]+ROUND([.H105];0)" office:value-type="float" office:value="126878" calcext:value-type="float">
            <text:p>126878</text:p>
          </table:table-cell>
          <table:table-cell table:number-columns-repeated="2"/>
          <table:table-cell table:formula="of:=[.F107]/[.G107]*[.C105]" office:value-type="float" office:value="2716.68459632459" calcext:value-type="float">
            <text:p>2716,68459632459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19-09-30" calcext:value-type="date">
            <text:p>30.09.2019</text:p>
          </table:table-cell>
          <table:table-cell office:value-type="float" office:value="2308" calcext:value-type="float">
            <text:p>2308</text:p>
          </table:table-cell>
          <table:table-cell table:formula="of:=VLOOKUP([.B106];[.$F$120:.$H$146];3;FALSE())" office:value-type="string" office:string-value="" calcext:value-type="error">
            <text:p>#N/A</text:p>
          </table:table-cell>
          <table:table-cell table:formula="of:=[.E105]+ROUND([.H106];0)" office:value-type="float" office:value="129142" calcext:value-type="float">
            <text:p>129142</text:p>
          </table:table-cell>
          <table:table-cell table:number-columns-repeated="2"/>
          <table:table-cell table:formula="of:=[.F107]/[.G107]*[.C106]" office:value-type="float" office:value="2264.3943836465" calcext:value-type="float">
            <text:p>2264,3943836465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19-12-31" calcext:value-type="date">
            <text:p>31.12.2019</text:p>
          </table:table-cell>
          <table:table-cell office:value-type="float" office:value="2011" calcext:value-type="float">
            <text:p>2011</text:p>
          </table:table-cell>
          <table:table-cell table:formula="of:=VLOOKUP([.B107];[.$F$120:.$H$146];3;FALSE())" office:value-type="float" office:value="131115" calcext:value-type="float">
            <text:p>131115</text:p>
          </table:table-cell>
          <table:table-cell table:formula="of:=[.D107]" office:value-type="float" office:value="131115" calcext:value-type="float">
            <text:p>131115</text:p>
          </table:table-cell>
          <table:table-cell table:formula="of:=[.D107]-[.D103]" office:value-type="float" office:value="9503" calcext:value-type="float">
            <text:p>9503</text:p>
          </table:table-cell>
          <table:table-cell table:formula="of:=SUM([.C104:.C107])" office:value-type="float" office:value="9686" calcext:value-type="float">
            <text:p>9686</text:p>
          </table:table-cell>
          <table:table-cell table:formula="of:=[.F107]/[.G107]*[.C107]" office:value-type="float" office:value="1973.00567829858" calcext:value-type="float">
            <text:p>1973,00567829858</text:p>
          </table:table-cell>
          <table:table-cell table:formula="of:=[.F107]/[.G107]" office:value-type="float" office:value="0.981106752013215" calcext:value-type="float">
            <text:p>0,981106752013215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20-03-31" calcext:value-type="date">
            <text:p>31.03.2020</text:p>
          </table:table-cell>
          <table:table-cell office:value-type="float" office:value="2092" calcext:value-type="float">
            <text:p>2092</text:p>
          </table:table-cell>
          <table:table-cell table:formula="of:=VLOOKUP([.B108];[.$F$120:.$H$146];3;FALSE())" office:value-type="string" office:string-value="" calcext:value-type="error">
            <text:p>#N/A</text:p>
          </table:table-cell>
          <table:table-cell table:formula="of:=[.E107]+ROUND([.H108];0)" office:value-type="float" office:value="132304" calcext:value-type="float">
            <text:p>132304</text:p>
          </table:table-cell>
          <table:table-cell table:number-columns-repeated="2"/>
          <table:table-cell table:formula="of:=[.F111]/[.G111]*[.C108]" office:value-type="float" office:value="1189.45303274289" calcext:value-type="float">
            <text:p>1189,45303274289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6-30" calcext:value-type="date">
            <text:p>30.06.2020</text:p>
          </table:table-cell>
          <table:table-cell office:value-type="float" office:value="1500" calcext:value-type="float">
            <text:p>1500</text:p>
          </table:table-cell>
          <table:table-cell table:formula="of:=VLOOKUP([.B109];[.$F$120:.$H$146];3;FALSE())" office:value-type="string" office:string-value="" calcext:value-type="error">
            <text:p>#N/A</text:p>
          </table:table-cell>
          <table:table-cell table:formula="of:=[.E108]+ROUND([.H109];0)" office:value-type="float" office:value="133157" calcext:value-type="float">
            <text:p>133157</text:p>
          </table:table-cell>
          <table:table-cell table:number-columns-repeated="2"/>
          <table:table-cell table:formula="of:=[.F111]/[.G111]*[.C109]" office:value-type="float" office:value="852.858293075684" calcext:value-type="float">
            <text:p>852,858293075684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9-30" calcext:value-type="date">
            <text:p>30.09.2020</text:p>
          </table:table-cell>
          <table:table-cell office:value-type="float" office:value="1973" calcext:value-type="float">
            <text:p>1973</text:p>
          </table:table-cell>
          <table:table-cell table:formula="of:=VLOOKUP([.B110];[.$F$120:.$H$146];3;FALSE())" office:value-type="string" office:string-value="" calcext:value-type="error">
            <text:p>#N/A</text:p>
          </table:table-cell>
          <table:table-cell table:formula="of:=[.E109]+ROUND([.H110];0)" office:value-type="float" office:value="134279" calcext:value-type="float">
            <text:p>134279</text:p>
          </table:table-cell>
          <table:table-cell table:number-columns-repeated="2"/>
          <table:table-cell table:formula="of:=[.F111]/[.G111]*[.C110]" office:value-type="float" office:value="1121.79294149222" calcext:value-type="float">
            <text:p>1121,79294149222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12-31" calcext:value-type="date">
            <text:p>31.12.2020</text:p>
          </table:table-cell>
          <table:table-cell office:value-type="float" office:value="1887" calcext:value-type="float">
            <text:p>1887</text:p>
          </table:table-cell>
          <table:table-cell table:formula="of:=VLOOKUP([.B111];[.$F$120:.$H$146];3;FALSE())" office:value-type="float" office:value="135352" calcext:value-type="float">
            <text:p>135352</text:p>
          </table:table-cell>
          <table:table-cell table:formula="of:=[.D111]" office:value-type="float" office:value="135352" calcext:value-type="float">
            <text:p>135352</text:p>
          </table:table-cell>
          <table:table-cell table:formula="of:=[.D111]-[.D107]" office:value-type="float" office:value="4237" calcext:value-type="float">
            <text:p>4237</text:p>
          </table:table-cell>
          <table:table-cell table:formula="of:=SUM([.C108:.C111])" office:value-type="float" office:value="7452" calcext:value-type="float">
            <text:p>7452</text:p>
          </table:table-cell>
          <table:table-cell table:formula="of:=[.F111]/[.G111]*[.C111]" office:value-type="float" office:value="1072.89573268921" calcext:value-type="float">
            <text:p>1072,89573268921</text:p>
          </table:table-cell>
          <table:table-cell table:formula="of:=[.F111]/[.G111]" office:value-type="float" office:value="0.56857219538379" calcext:value-type="float">
            <text:p>0,56857219538379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21-03-31" calcext:value-type="date">
            <text:p>31.03.2021</text:p>
          </table:table-cell>
          <table:table-cell office:value-type="float" office:value="2299" calcext:value-type="float">
            <text:p>2299</text:p>
          </table:table-cell>
          <table:table-cell table:formula="of:=VLOOKUP([.B112];[.$F$120:.$H$146];3;FALSE())" office:value-type="string" office:string-value="" calcext:value-type="error">
            <text:p>#N/A</text:p>
          </table:table-cell>
          <table:table-cell table:formula="of:=[.E111]+ROUND([.H112];0)" office:value-type="float" office:value="136659" calcext:value-type="float">
            <text:p>136659</text:p>
          </table:table-cell>
          <table:table-cell table:number-columns-repeated="2"/>
          <table:table-cell table:formula="of:=[.F111]/[.G111]*[.C112]" office:value-type="float" office:value="1307.14747718733" calcext:value-type="float">
            <text:p>1307,14747718733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1-06-30" calcext:value-type="date">
            <text:p>30.06.2021</text:p>
          </table:table-cell>
          <table:table-cell office:value-type="float" office:value="2489" calcext:value-type="float">
            <text:p>2489</text:p>
          </table:table-cell>
          <table:table-cell table:formula="of:=VLOOKUP([.B113];[.$F$120:.$H$146];3;FALSE())" office:value-type="string" office:string-value="" calcext:value-type="error">
            <text:p>#N/A</text:p>
          </table:table-cell>
          <table:table-cell table:formula="of:=[.E112]+ROUND([.H113];0)" office:value-type="float" office:value="138074" calcext:value-type="float">
            <text:p>138074</text:p>
          </table:table-cell>
          <table:table-cell table:number-columns-repeated="2"/>
          <table:table-cell table:formula="of:=[.C113]*[.F111]/[.G111]" office:value-type="float" office:value="1415.17619431025" calcext:value-type="float">
            <text:p>1415,17619431025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1-09-30" calcext:value-type="date">
            <text:p>30.09.2021</text:p>
          </table:table-cell>
          <table:table-cell/>
          <table:table-cell table:formula="of:=VLOOKUP([.B114];[.$F$120:.$H$146];3;FALSE())" office:value-type="string" office:string-value="" calcext:value-type="error">
            <text:p>#N/A</text:p>
          </table:table-cell>
          <table:table-cell table:formula="of:=[.E113]+ROUND([.H114];0)" office:value-type="float" office:value="138074" calcext:value-type="float">
            <text:p>138074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1-12-31" calcext:value-type="date">
            <text:p>31.12.2021</text:p>
          </table:table-cell>
          <table:table-cell/>
          <table:table-cell table:formula="of:=VLOOKUP([.B115];[.$F$120:.$H$146];3;FALSE()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3"/>
          <table:table-cell table:style-name="ce4" office:value-type="date" office:date-value="1994-12-31" calcext:value-type="date">
            <text:p>31.12.1994</text:p>
          </table:table-cell>
          <table:table-cell table:style-name="ce5" office:value-type="string" calcext:value-type="string">
            <text:p>1994</text:p>
          </table:table-cell>
          <table:table-cell table:style-name="ce6" office:value-type="float" office:value="53700" calcext:value-type="float">
            <text:p>53700</text:p>
          </table:table-cell>
          <table:table-cell table:number-columns-repeated="1016"/>
        </table:table-row>
        <table:table-row table:style-name="ro3">
          <table:table-cell/>
          <table:table-cell table:style-name="Default"/>
          <table:table-cell table:number-columns-repeated="3"/>
          <table:table-cell table:style-name="ce4" office:value-type="date" office:date-value="1995-12-31" calcext:value-type="date">
            <text:p>31.12.1995</text:p>
          </table:table-cell>
          <table:table-cell table:style-name="ce5" office:value-type="string" calcext:value-type="string">
            <text:p>1995</text:p>
          </table:table-cell>
          <table:table-cell table:style-name="ce6" office:value-type="float" office:value="65600" calcext:value-type="float">
            <text:p>65600</text:p>
          </table:table-cell>
          <table:table-cell table:number-columns-repeated="1016"/>
        </table:table-row>
        <table:table-row table:style-name="ro3">
          <table:table-cell/>
          <table:table-cell table:style-name="Default"/>
          <table:table-cell table:number-columns-repeated="3"/>
          <table:table-cell table:formula="of:=EOMONTH([.F121];12)" office:value-type="float" office:value="35430" calcext:value-type="float">
            <text:p>35430</text:p>
          </table:table-cell>
          <table:table-cell table:style-name="ce5" office:value-type="string" calcext:value-type="string">
            <text:p>1996</text:p>
          </table:table-cell>
          <table:table-cell table:style-name="ce6" office:value-type="float" office:value="71300" calcext:value-type="float">
            <text:p>71300</text:p>
          </table:table-cell>
          <table:table-cell table:number-columns-repeated="1016"/>
        </table:table-row>
        <table:table-row table:style-name="ro3">
          <table:table-cell/>
          <table:table-cell table:style-name="Default"/>
          <table:table-cell table:number-columns-repeated="3"/>
          <table:table-cell table:formula="of:=EOMONTH([.F122];12)" office:value-type="float" office:value="35795" calcext:value-type="float">
            <text:p>35795</text:p>
          </table:table-cell>
          <table:table-cell table:style-name="ce5" office:value-type="string" calcext:value-type="string">
            <text:p>1997</text:p>
          </table:table-cell>
          <table:table-cell table:style-name="ce6" office:value-type="float" office:value="76600" calcext:value-type="float">
            <text:p>76600</text:p>
          </table:table-cell>
          <table:table-cell table:number-columns-repeated="1016"/>
        </table:table-row>
        <table:table-row table:style-name="ro3">
          <table:table-cell/>
          <table:table-cell table:style-name="Default"/>
          <table:table-cell table:number-columns-repeated="3"/>
          <table:table-cell table:formula="of:=EOMONTH([.F123];12)" office:value-type="float" office:value="36160" calcext:value-type="float">
            <text:p>36160</text:p>
          </table:table-cell>
          <table:table-cell table:style-name="ce5" office:value-type="string" calcext:value-type="string">
            <text:p>1998</text:p>
          </table:table-cell>
          <table:table-cell table:style-name="ce6" office:value-type="float" office:value="80617" calcext:value-type="float">
            <text:p>80617</text:p>
          </table:table-cell>
          <table:table-cell table:number-columns-repeated="1016"/>
        </table:table-row>
        <table:table-row table:style-name="ro3">
          <table:table-cell/>
          <table:table-cell table:style-name="Default"/>
          <table:table-cell table:number-columns-repeated="3"/>
          <table:table-cell table:formula="of:=EOMONTH([.F124];12)" office:value-type="float" office:value="36525" calcext:value-type="float">
            <text:p>36525</text:p>
          </table:table-cell>
          <table:table-cell table:style-name="ce5" office:value-type="string" calcext:value-type="string">
            <text:p>1999</text:p>
          </table:table-cell>
          <table:table-cell table:style-name="ce6" office:value-type="float" office:value="81030" calcext:value-type="float">
            <text:p>81030</text:p>
          </table:table-cell>
          <table:table-cell table:number-columns-repeated="1016"/>
        </table:table-row>
        <table:table-row table:style-name="ro3">
          <table:table-cell/>
          <table:table-cell table:style-name="Default"/>
          <table:table-cell table:number-columns-repeated="3"/>
          <table:table-cell table:formula="of:=EOMONTH([.F125];12)" office:value-type="float" office:value="36891" calcext:value-type="float">
            <text:p>36891</text:p>
          </table:table-cell>
          <table:table-cell table:style-name="ce5" office:value-type="string" calcext:value-type="string">
            <text:p>2000</text:p>
          </table:table-cell>
          <table:table-cell table:style-name="ce6" office:value-type="float" office:value="82119" calcext:value-type="float">
            <text:p>82119</text:p>
          </table:table-cell>
          <table:table-cell table:number-columns-repeated="1016"/>
        </table:table-row>
        <table:table-row table:style-name="ro3">
          <table:table-cell/>
          <table:table-cell table:style-name="Default"/>
          <table:table-cell table:number-columns-repeated="3"/>
          <table:table-cell table:formula="of:=EOMONTH([.F126];12)" office:value-type="float" office:value="37256" calcext:value-type="float">
            <text:p>37256</text:p>
          </table:table-cell>
          <table:table-cell table:style-name="ce5" office:value-type="string" calcext:value-type="string">
            <text:p>2001</text:p>
          </table:table-cell>
          <table:table-cell table:style-name="ce6" office:value-type="float" office:value="80535" calcext:value-type="float">
            <text:p>80535</text:p>
          </table:table-cell>
          <table:table-cell table:number-columns-repeated="1016"/>
        </table:table-row>
        <table:table-row table:style-name="ro3">
          <table:table-cell/>
          <table:table-cell table:style-name="Default"/>
          <table:table-cell table:number-columns-repeated="3"/>
          <table:table-cell table:formula="of:=EOMONTH([.F127];12)" office:value-type="float" office:value="37621" calcext:value-type="float">
            <text:p>37621</text:p>
          </table:table-cell>
          <table:table-cell table:style-name="ce5" office:value-type="string" calcext:value-type="string">
            <text:p>2002</text:p>
          </table:table-cell>
          <table:table-cell table:style-name="ce6" office:value-type="float" office:value="80179" calcext:value-type="float">
            <text:p>80179</text:p>
          </table:table-cell>
          <table:table-cell table:number-columns-repeated="1016"/>
        </table:table-row>
        <table:table-row table:style-name="ro3">
          <table:table-cell/>
          <table:table-cell table:style-name="Default"/>
          <table:table-cell table:number-columns-repeated="3"/>
          <table:table-cell table:formula="of:=EOMONTH([.F128];12)" office:value-type="float" office:value="37986" calcext:value-type="float">
            <text:p>37986</text:p>
          </table:table-cell>
          <table:table-cell table:style-name="ce5" office:value-type="string" calcext:value-type="string">
            <text:p>2003</text:p>
          </table:table-cell>
          <table:table-cell table:style-name="ce6" office:value-type="float" office:value="83430" calcext:value-type="float">
            <text:p>83430</text:p>
          </table:table-cell>
          <table:table-cell table:number-columns-repeated="1016"/>
        </table:table-row>
        <table:table-row table:style-name="ro3">
          <table:table-cell/>
          <table:table-cell table:style-name="Default"/>
          <table:table-cell table:number-columns-repeated="3"/>
          <table:table-cell table:formula="of:=EOMONTH([.F129];12)" office:value-type="float" office:value="38352" calcext:value-type="float">
            <text:p>38352</text:p>
          </table:table-cell>
          <table:table-cell table:style-name="ce5" office:value-type="string" calcext:value-type="string">
            <text:p>2004</text:p>
          </table:table-cell>
          <table:table-cell table:style-name="ce6" office:value-type="float" office:value="85732" calcext:value-type="float">
            <text:p>85732</text:p>
          </table:table-cell>
          <table:table-cell table:number-columns-repeated="1016"/>
        </table:table-row>
        <table:table-row table:style-name="ro3">
          <table:table-cell/>
          <table:table-cell table:style-name="Default"/>
          <table:table-cell table:number-columns-repeated="3"/>
          <table:table-cell table:formula="of:=EOMONTH([.F130];12)" office:value-type="float" office:value="38717" calcext:value-type="float">
            <text:p>38717</text:p>
          </table:table-cell>
          <table:table-cell table:style-name="ce5" office:value-type="string" calcext:value-type="string">
            <text:p>2005</text:p>
          </table:table-cell>
          <table:table-cell table:style-name="ce6" office:value-type="float" office:value="86201" calcext:value-type="float">
            <text:p>86201</text:p>
          </table:table-cell>
          <table:table-cell table:number-columns-repeated="1016"/>
        </table:table-row>
        <table:table-row table:style-name="ro3">
          <table:table-cell/>
          <table:table-cell table:style-name="Default"/>
          <table:table-cell table:number-columns-repeated="3"/>
          <table:table-cell table:formula="of:=EOMONTH([.F131];12)" office:value-type="float" office:value="39082" calcext:value-type="float">
            <text:p>39082</text:p>
          </table:table-cell>
          <table:table-cell table:style-name="ce5" office:value-type="string" calcext:value-type="string">
            <text:p>2006</text:p>
          </table:table-cell>
          <table:table-cell table:style-name="ce6" office:value-type="float" office:value="92860" calcext:value-type="float">
            <text:p>92860</text:p>
          </table:table-cell>
          <table:table-cell table:number-columns-repeated="1016"/>
        </table:table-row>
        <table:table-row table:style-name="ro3">
          <table:table-cell/>
          <table:table-cell table:style-name="Default"/>
          <table:table-cell table:number-columns-repeated="3"/>
          <table:table-cell table:formula="of:=EOMONTH([.F132];12)" office:value-type="float" office:value="39447" calcext:value-type="float">
            <text:p>39447</text:p>
          </table:table-cell>
          <table:table-cell table:style-name="ce5" office:value-type="string" calcext:value-type="string">
            <text:p>2007</text:p>
          </table:table-cell>
          <table:table-cell table:style-name="ce6" office:value-type="float" office:value="80280" calcext:value-type="float">
            <text:p>80280</text:p>
          </table:table-cell>
          <table:table-cell table:number-columns-repeated="1016"/>
        </table:table-row>
        <table:table-row table:style-name="ro3">
          <table:table-cell/>
          <table:table-cell table:style-name="Default"/>
          <table:table-cell table:number-columns-repeated="3"/>
          <table:table-cell table:formula="of:=EOMONTH([.F133];12)" office:value-type="float" office:value="39813" calcext:value-type="float">
            <text:p>39813</text:p>
          </table:table-cell>
          <table:table-cell table:style-name="ce5" office:value-type="string" calcext:value-type="string">
            <text:p>2008</text:p>
          </table:table-cell>
          <table:table-cell table:style-name="ce6" office:value-type="float" office:value="83350" calcext:value-type="float">
            <text:p>83350</text:p>
          </table:table-cell>
          <table:table-cell table:number-columns-repeated="1016"/>
        </table:table-row>
        <table:table-row table:style-name="ro3">
          <table:table-cell/>
          <table:table-cell table:style-name="Default"/>
          <table:table-cell table:number-columns-repeated="3"/>
          <table:table-cell table:formula="of:=EOMONTH([.F134];12)" office:value-type="float" office:value="40178" calcext:value-type="float">
            <text:p>40178</text:p>
          </table:table-cell>
          <table:table-cell table:style-name="ce5" office:value-type="string" calcext:value-type="string">
            <text:p>2009</text:p>
          </table:table-cell>
          <table:table-cell table:style-name="ce6" office:value-type="float" office:value="81111" calcext:value-type="float">
            <text:p>81111</text:p>
          </table:table-cell>
          <table:table-cell table:number-columns-repeated="1016"/>
        </table:table-row>
        <table:table-row table:style-name="ro3">
          <table:table-cell/>
          <table:table-cell table:style-name="Default"/>
          <table:table-cell table:number-columns-repeated="3"/>
          <table:table-cell table:formula="of:=EOMONTH([.F135];12)" office:value-type="float" office:value="40543" calcext:value-type="float">
            <text:p>40543</text:p>
          </table:table-cell>
          <table:table-cell table:style-name="ce5" office:value-type="string" calcext:value-type="string">
            <text:p>2010</text:p>
          </table:table-cell>
          <table:table-cell table:style-name="ce6" office:value-type="float" office:value="81204" calcext:value-type="float">
            <text:p>81204</text:p>
          </table:table-cell>
          <table:table-cell table:number-columns-repeated="1016"/>
        </table:table-row>
        <table:table-row table:style-name="ro3">
          <table:table-cell/>
          <table:table-cell table:style-name="Default"/>
          <table:table-cell table:number-columns-repeated="3"/>
          <table:table-cell table:formula="of:=EOMONTH([.F136];12)" office:value-type="float" office:value="40908" calcext:value-type="float">
            <text:p>40908</text:p>
          </table:table-cell>
          <table:table-cell table:style-name="ce5" office:value-type="string" calcext:value-type="string">
            <text:p>2011</text:p>
          </table:table-cell>
          <table:table-cell table:style-name="ce6" office:value-type="float" office:value="84337" calcext:value-type="float">
            <text:p>84337</text:p>
          </table:table-cell>
          <table:table-cell table:number-columns-repeated="1016"/>
        </table:table-row>
        <table:table-row table:style-name="ro3">
          <table:table-cell/>
          <table:table-cell table:style-name="Default"/>
          <table:table-cell table:number-columns-repeated="3"/>
          <table:table-cell table:formula="of:=EOMONTH([.F137];12)" office:value-type="float" office:value="41274" calcext:value-type="float">
            <text:p>41274</text:p>
          </table:table-cell>
          <table:table-cell table:style-name="ce5" office:value-type="string" calcext:value-type="string">
            <text:p>2012</text:p>
          </table:table-cell>
          <table:table-cell table:style-name="ce6" office:value-type="float" office:value="88045" calcext:value-type="float">
            <text:p>88045</text:p>
          </table:table-cell>
          <table:table-cell table:number-columns-repeated="1016"/>
        </table:table-row>
        <table:table-row table:style-name="ro3">
          <table:table-cell/>
          <table:table-cell table:style-name="Default"/>
          <table:table-cell table:number-columns-repeated="3"/>
          <table:table-cell table:formula="of:=EOMONTH([.F138];12)" office:value-type="float" office:value="41639" calcext:value-type="float">
            <text:p>41639</text:p>
          </table:table-cell>
          <table:table-cell table:style-name="ce5" office:value-type="string" calcext:value-type="string">
            <text:p>2013</text:p>
          </table:table-cell>
          <table:table-cell table:style-name="ce6" office:value-type="float" office:value="92182" calcext:value-type="float">
            <text:p>92182</text:p>
          </table:table-cell>
          <table:table-cell table:number-columns-repeated="1016"/>
        </table:table-row>
        <table:table-row table:style-name="ro3">
          <table:table-cell/>
          <table:table-cell table:style-name="Default"/>
          <table:table-cell table:number-columns-repeated="3"/>
          <table:table-cell table:formula="of:=EOMONTH([.F139];12)" office:value-type="float" office:value="42004" calcext:value-type="float">
            <text:p>42004</text:p>
          </table:table-cell>
          <table:table-cell table:style-name="ce5" office:value-type="string" calcext:value-type="string">
            <text:p>2014</text:p>
          </table:table-cell>
          <table:table-cell table:style-name="ce6" office:value-type="float" office:value="96622" calcext:value-type="float">
            <text:p>96622</text:p>
          </table:table-cell>
          <table:table-cell table:number-columns-repeated="1016"/>
        </table:table-row>
        <table:table-row table:style-name="ro3">
          <table:table-cell/>
          <table:table-cell table:style-name="Default"/>
          <table:table-cell table:number-columns-repeated="3"/>
          <table:table-cell table:formula="of:=EOMONTH([.F140];12)" office:value-type="float" office:value="42369" calcext:value-type="float">
            <text:p>42369</text:p>
          </table:table-cell>
          <table:table-cell table:style-name="ce5" office:value-type="string" calcext:value-type="string">
            <text:p>2015</text:p>
          </table:table-cell>
          <table:table-cell table:style-name="ce6" office:value-type="float" office:value="101770" calcext:value-type="float">
            <text:p>101770</text:p>
          </table:table-cell>
          <table:table-cell table:number-columns-repeated="1016"/>
        </table:table-row>
        <table:table-row table:style-name="ro3">
          <table:table-cell/>
          <table:table-cell table:style-name="Default"/>
          <table:table-cell table:number-columns-repeated="3"/>
          <table:table-cell table:formula="of:=EOMONTH([.F141];12)" office:value-type="float" office:value="42735" calcext:value-type="float">
            <text:p>42735</text:p>
          </table:table-cell>
          <table:table-cell table:style-name="ce5" office:value-type="string" calcext:value-type="string">
            <text:p>2016</text:p>
          </table:table-cell>
          <table:table-cell table:style-name="ce6" office:value-type="float" office:value="108217" calcext:value-type="float">
            <text:p>108217</text:p>
          </table:table-cell>
          <table:table-cell table:number-columns-repeated="1016"/>
        </table:table-row>
        <table:table-row table:style-name="ro3">
          <table:table-cell/>
          <table:table-cell table:style-name="Default"/>
          <table:table-cell table:number-columns-repeated="3"/>
          <table:table-cell table:formula="of:=EOMONTH([.F142];12)" office:value-type="float" office:value="43100" calcext:value-type="float">
            <text:p>43100</text:p>
          </table:table-cell>
          <table:table-cell table:style-name="ce5" office:value-type="string" calcext:value-type="string">
            <text:p>2017</text:p>
          </table:table-cell>
          <table:table-cell table:style-name="ce6" office:value-type="float" office:value="114780" calcext:value-type="float">
            <text:p>114780</text:p>
          </table:table-cell>
          <table:table-cell table:number-columns-repeated="1016"/>
        </table:table-row>
        <table:table-row table:style-name="ro3">
          <table:table-cell/>
          <table:table-cell table:style-name="Default"/>
          <table:table-cell table:number-columns-repeated="3"/>
          <table:table-cell table:formula="of:=EOMONTH([.F143];12)" office:value-type="float" office:value="43465" calcext:value-type="float">
            <text:p>43465</text:p>
          </table:table-cell>
          <table:table-cell table:style-name="ce5" office:value-type="string" calcext:value-type="string">
            <text:p>2018</text:p>
          </table:table-cell>
          <table:table-cell table:style-name="ce6" office:value-type="float" office:value="121612" calcext:value-type="float">
            <text:p>121612</text:p>
          </table:table-cell>
          <table:table-cell table:number-columns-repeated="1016"/>
        </table:table-row>
        <table:table-row table:style-name="ro3">
          <table:table-cell/>
          <table:table-cell table:style-name="Default"/>
          <table:table-cell table:number-columns-repeated="3"/>
          <table:table-cell table:formula="of:=EOMONTH([.F144];12)" office:value-type="float" office:value="43830" calcext:value-type="float">
            <text:p>43830</text:p>
          </table:table-cell>
          <table:table-cell table:style-name="ce5" office:value-type="string" calcext:value-type="string">
            <text:p>2019</text:p>
          </table:table-cell>
          <table:table-cell table:style-name="ce6" office:value-type="float" office:value="131115" calcext:value-type="float">
            <text:p>131115</text:p>
          </table:table-cell>
          <table:table-cell table:number-columns-repeated="1016"/>
        </table:table-row>
        <table:table-row table:style-name="ro3">
          <table:table-cell/>
          <table:table-cell table:style-name="Default"/>
          <table:table-cell table:number-columns-repeated="3"/>
          <table:table-cell table:formula="of:=EOMONTH([.F145];12)" office:value-type="float" office:value="44196" calcext:value-type="float">
            <text:p>44196</text:p>
          </table:table-cell>
          <table:table-cell table:style-name="ce5" office:value-type="string" calcext:value-type="string">
            <text:p>2020</text:p>
          </table:table-cell>
          <table:table-cell table:style-name="ce6" office:value-type="float" office:value="135352" calcext:value-type="float">
            <text:p>135352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t" fo:country="E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t" fo:country="E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number number:decimal-places="0" number:min-decimal-places="0" number:min-integer-digits="1" number:grouping="true"/>
      <number:text> kr</number:text>
    </number:number-style>
    <number:number-style style:name="N120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kr</number:text>
    </number:number-style>
    <number:number-style style:name="N123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24P0"/>
    </number:number-style>
    <number:date-style style:name="N125">
      <number:day/>
      <number:text>.</number:text>
      <number:month number:textual="true"/>
      <number:text>.</number:text>
      <number:year/>
    </number:date-style>
    <number:date-style style:name="N126">
      <number:day/>
      <number:text>.</number:text>
      <number:month number:textual="true"/>
    </number:date-style>
    <number:date-style style:name="N127">
      <number:month number:textual="true"/>
      <number:text>.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0">
      <number:hours/>
      <number:text>:</number:text>
      <number:minutes number:style="long"/>
    </number:time-style>
    <number:time-style style:name="N131">
      <number:hours/>
      <number:text>:</number:text>
      <number:minutes number:style="long"/>
      <number:text>:</number:text>
      <number:seconds number:style="long"/>
    </number:time-style>
    <number:date-style style:name="N132">
      <number:day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   </number:text>
    </number:number-style>
    <number:number-style style:name="N134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  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   </number:text>
    </number:number-style>
    <number:number-style style:name="N137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   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42P2" style:volatile="true">
      <number:text> </number:text>
      <number:fill-character> </number:fill-character>
      <number:text>- 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kr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kr </number:text>
    </number:number-style>
    <number:number-style style:name="N146P2" style:volatile="true">
      <number:text> </number:text>
      <number:fill-character> </number:fill-character>
      <number:text>- kr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kr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kr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r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ehekül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.00.0000</text:date>, <text:time style:data-style-name="N2" text:time-value="23:39:05.184897383">00:00:00</text:time></text:p>
        </style:region-right>
      </style:header>
      <style:header-left style:display="false"/>
      <style:footer>
        <text:p>Lehekülg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0T00:13:45.686556423</meta:creation-date>
    <dc:date>2021-07-26T23:00:41.805367662</dc:date>
    <meta:editing-duration>P1DT44M30S</meta:editing-duration>
    <meta:editing-cycles>3</meta:editing-cycles>
    <meta:generator>LibreOffice/7.0.2.2$Linux_X86_64 LibreOffice_project/00$Build-2</meta:generator>
    <meta:document-statistic meta:table-count="1" meta:cell-count="71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745cm" svg:height="14.211cm" xlink:href=".." xlink:type="simple" chart:class="chart:line" chart:style-name="ch1">
        <chart:legend chart:legend-position="end" svg:x="23.157cm" svg:y="6.806cm" style:legend-expansion="high" chart:style-name="ch2"/>
        <chart:plot-area chart:style-name="ch3" table:cell-range-address="'Leht 1'.B7:'Leht 1'.B114 'Leht 1'.E7:'Leht 1'.E114" chart:data-source-has-labels="column" svg:x="0.425cm" svg:y="0.495cm" svg:width="22.127cm" svg:height="13.643cm">
          <chart:coordinate-region svg:x="1.787cm" svg:y="0.694cm" svg:width="20.765cm" svg:height="12.797cm"/>
          <chart:axis chart:dimension="x" chart:name="primary-x" chart:style-name="ch4" chartooo:axis-type="auto">
            <chartooo:date-scale/>
            <chart:categories table:cell-range-address="'Leht 1'.B7:'Leht 1'.B1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eht 1'.E7:'Leht 1'.E114" chart:class="chart:line">
            <chart:data-point chart:repeated="10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erg E</text:p>
              </table:table-cell>
            </table:table-row>
          </table:table-header-rows>
          <table:table-rows>
            <table:table-row>
              <table:table-cell office:value-type="float" office:value="34699">
                <text:p>34699</text:p>
                <draw:g>
                  <svg:desc>'Leht 1'.B7:'Leht 1'.B114</svg:desc>
                </draw:g>
              </table:table-cell>
              <table:table-cell office:value-type="float" office:value="53700">
                <text:p>53700</text:p>
                <draw:g>
                  <svg:desc>'Leht 1'.E7:'Leht 1'.E114</svg:desc>
                </draw:g>
              </table:table-cell>
            </table:table-row>
            <table:table-row>
              <table:table-cell office:value-type="float" office:value="34789">
                <text:p>34789</text:p>
              </table:table-cell>
              <table:table-cell office:value-type="float" office:value="57356">
                <text:p>57356</text:p>
              </table:table-cell>
            </table:table-row>
            <table:table-row>
              <table:table-cell office:value-type="float" office:value="34880">
                <text:p>34880</text:p>
              </table:table-cell>
              <table:table-cell office:value-type="float" office:value="60261">
                <text:p>60261</text:p>
              </table:table-cell>
            </table:table-row>
            <table:table-row>
              <table:table-cell office:value-type="float" office:value="34972">
                <text:p>34972</text:p>
              </table:table-cell>
              <table:table-cell office:value-type="float" office:value="62964">
                <text:p>62964</text:p>
              </table:table-cell>
            </table:table-row>
            <table:table-row>
              <table:table-cell office:value-type="float" office:value="35064">
                <text:p>35064</text:p>
              </table:table-cell>
              <table:table-cell office:value-type="float" office:value="65600">
                <text:p>65600</text:p>
              </table:table-cell>
            </table:table-row>
            <table:table-row>
              <table:table-cell office:value-type="float" office:value="35155">
                <text:p>35155</text:p>
              </table:table-cell>
              <table:table-cell office:value-type="float" office:value="66753">
                <text:p>66753</text:p>
              </table:table-cell>
            </table:table-row>
            <table:table-row>
              <table:table-cell office:value-type="float" office:value="35246">
                <text:p>35246</text:p>
              </table:table-cell>
              <table:table-cell office:value-type="float" office:value="68100">
                <text:p>68100</text:p>
              </table:table-cell>
            </table:table-row>
            <table:table-row>
              <table:table-cell office:value-type="float" office:value="35338">
                <text:p>35338</text:p>
              </table:table-cell>
              <table:table-cell office:value-type="float" office:value="69582">
                <text:p>69582</text:p>
              </table:table-cell>
            </table:table-row>
            <table:table-row>
              <table:table-cell office:value-type="float" office:value="35430">
                <text:p>35430</text:p>
              </table:table-cell>
              <table:table-cell office:value-type="float" office:value="71300">
                <text:p>71300</text:p>
              </table:table-cell>
            </table:table-row>
            <table:table-row>
              <table:table-cell office:value-type="float" office:value="35520">
                <text:p>35520</text:p>
              </table:table-cell>
              <table:table-cell office:value-type="float" office:value="72362">
                <text:p>72362</text:p>
              </table:table-cell>
            </table:table-row>
            <table:table-row>
              <table:table-cell office:value-type="float" office:value="35611">
                <text:p>35611</text:p>
              </table:table-cell>
              <table:table-cell office:value-type="float" office:value="73615">
                <text:p>73615</text:p>
              </table:table-cell>
            </table:table-row>
            <table:table-row>
              <table:table-cell office:value-type="float" office:value="35703">
                <text:p>35703</text:p>
              </table:table-cell>
              <table:table-cell office:value-type="float" office:value="75115">
                <text:p>75115</text:p>
              </table:table-cell>
            </table:table-row>
            <table:table-row>
              <table:table-cell office:value-type="float" office:value="35795">
                <text:p>35795</text:p>
              </table:table-cell>
              <table:table-cell office:value-type="float" office:value="76600">
                <text:p>76600</text:p>
              </table:table-cell>
            </table:table-row>
            <table:table-row>
              <table:table-cell office:value-type="float" office:value="35885">
                <text:p>35885</text:p>
              </table:table-cell>
              <table:table-cell office:value-type="float" office:value="77672">
                <text:p>77672</text:p>
              </table:table-cell>
            </table:table-row>
            <table:table-row>
              <table:table-cell office:value-type="float" office:value="35976">
                <text:p>35976</text:p>
              </table:table-cell>
              <table:table-cell office:value-type="float" office:value="78775">
                <text:p>78775</text:p>
              </table:table-cell>
            </table:table-row>
            <table:table-row>
              <table:table-cell office:value-type="float" office:value="36068">
                <text:p>36068</text:p>
              </table:table-cell>
              <table:table-cell office:value-type="float" office:value="79746">
                <text:p>79746</text:p>
              </table:table-cell>
            </table:table-row>
            <table:table-row>
              <table:table-cell office:value-type="float" office:value="36160">
                <text:p>36160</text:p>
              </table:table-cell>
              <table:table-cell office:value-type="float" office:value="80617">
                <text:p>80617</text:p>
              </table:table-cell>
            </table:table-row>
            <table:table-row>
              <table:table-cell office:value-type="float" office:value="36250">
                <text:p>36250</text:p>
              </table:table-cell>
              <table:table-cell office:value-type="float" office:value="80700">
                <text:p>80700</text:p>
              </table:table-cell>
            </table:table-row>
            <table:table-row>
              <table:table-cell office:value-type="float" office:value="36341">
                <text:p>36341</text:p>
              </table:table-cell>
              <table:table-cell office:value-type="float" office:value="80803">
                <text:p>80803</text:p>
              </table:table-cell>
            </table:table-row>
            <table:table-row>
              <table:table-cell office:value-type="float" office:value="36433">
                <text:p>36433</text:p>
              </table:table-cell>
              <table:table-cell office:value-type="float" office:value="80899">
                <text:p>80899</text:p>
              </table:table-cell>
            </table:table-row>
            <table:table-row>
              <table:table-cell office:value-type="float" office:value="36525">
                <text:p>36525</text:p>
              </table:table-cell>
              <table:table-cell office:value-type="float" office:value="81030">
                <text:p>81030</text:p>
              </table:table-cell>
            </table:table-row>
            <table:table-row>
              <table:table-cell office:value-type="float" office:value="36616">
                <text:p>36616</text:p>
              </table:table-cell>
              <table:table-cell office:value-type="float" office:value="81257">
                <text:p>81257</text:p>
              </table:table-cell>
            </table:table-row>
            <table:table-row>
              <table:table-cell office:value-type="float" office:value="36707">
                <text:p>36707</text:p>
              </table:table-cell>
              <table:table-cell office:value-type="float" office:value="81534">
                <text:p>81534</text:p>
              </table:table-cell>
            </table:table-row>
            <table:table-row>
              <table:table-cell office:value-type="float" office:value="36799">
                <text:p>36799</text:p>
              </table:table-cell>
              <table:table-cell office:value-type="float" office:value="81811">
                <text:p>81811</text:p>
              </table:table-cell>
            </table:table-row>
            <table:table-row>
              <table:table-cell office:value-type="float" office:value="36891">
                <text:p>36891</text:p>
              </table:table-cell>
              <table:table-cell office:value-type="float" office:value="82119">
                <text:p>82119</text:p>
              </table:table-cell>
            </table:table-row>
            <table:table-row>
              <table:table-cell office:value-type="float" office:value="36981">
                <text:p>36981</text:p>
              </table:table-cell>
              <table:table-cell office:value-type="float" office:value="81785">
                <text:p>81785</text:p>
              </table:table-cell>
            </table:table-row>
            <table:table-row>
              <table:table-cell office:value-type="float" office:value="37072">
                <text:p>37072</text:p>
              </table:table-cell>
              <table:table-cell office:value-type="float" office:value="81370">
                <text:p>81370</text:p>
              </table:table-cell>
            </table:table-row>
            <table:table-row>
              <table:table-cell office:value-type="float" office:value="37164">
                <text:p>37164</text:p>
              </table:table-cell>
              <table:table-cell office:value-type="float" office:value="80979">
                <text:p>80979</text:p>
              </table:table-cell>
            </table:table-row>
            <table:table-row>
              <table:table-cell office:value-type="float" office:value="37256">
                <text:p>37256</text:p>
              </table:table-cell>
              <table:table-cell office:value-type="float" office:value="80535">
                <text:p>80535</text:p>
              </table:table-cell>
            </table:table-row>
            <table:table-row>
              <table:table-cell office:value-type="float" office:value="37346">
                <text:p>37346</text:p>
              </table:table-cell>
              <table:table-cell office:value-type="float" office:value="80454">
                <text:p>80454</text:p>
              </table:table-cell>
            </table:table-row>
            <table:table-row>
              <table:table-cell office:value-type="float" office:value="37437">
                <text:p>37437</text:p>
              </table:table-cell>
              <table:table-cell office:value-type="float" office:value="80361">
                <text:p>80361</text:p>
              </table:table-cell>
            </table:table-row>
            <table:table-row>
              <table:table-cell office:value-type="float" office:value="37529">
                <text:p>37529</text:p>
              </table:table-cell>
              <table:table-cell office:value-type="float" office:value="80273">
                <text:p>80273</text:p>
              </table:table-cell>
            </table:table-row>
            <table:table-row>
              <table:table-cell office:value-type="float" office:value="37621">
                <text:p>37621</text:p>
              </table:table-cell>
              <table:table-cell office:value-type="float" office:value="80179">
                <text:p>80179</text:p>
              </table:table-cell>
            </table:table-row>
            <table:table-row>
              <table:table-cell office:value-type="float" office:value="37711">
                <text:p>37711</text:p>
              </table:table-cell>
              <table:table-cell office:value-type="float" office:value="80892">
                <text:p>80892</text:p>
              </table:table-cell>
            </table:table-row>
            <table:table-row>
              <table:table-cell office:value-type="float" office:value="37802">
                <text:p>37802</text:p>
              </table:table-cell>
              <table:table-cell office:value-type="float" office:value="81769">
                <text:p>81769</text:p>
              </table:table-cell>
            </table:table-row>
            <table:table-row>
              <table:table-cell office:value-type="float" office:value="37894">
                <text:p>37894</text:p>
              </table:table-cell>
              <table:table-cell office:value-type="float" office:value="82555">
                <text:p>82555</text:p>
              </table:table-cell>
            </table:table-row>
            <table:table-row>
              <table:table-cell office:value-type="float" office:value="37986">
                <text:p>37986</text:p>
              </table:table-cell>
              <table:table-cell office:value-type="float" office:value="83430">
                <text:p>83430</text:p>
              </table:table-cell>
            </table:table-row>
            <table:table-row>
              <table:table-cell office:value-type="float" office:value="38077">
                <text:p>38077</text:p>
              </table:table-cell>
              <table:table-cell office:value-type="float" office:value="83959">
                <text:p>83959</text:p>
              </table:table-cell>
            </table:table-row>
            <table:table-row>
              <table:table-cell office:value-type="float" office:value="38168">
                <text:p>38168</text:p>
              </table:table-cell>
              <table:table-cell office:value-type="float" office:value="84547">
                <text:p>84547</text:p>
              </table:table-cell>
            </table:table-row>
            <table:table-row>
              <table:table-cell office:value-type="float" office:value="38260">
                <text:p>38260</text:p>
              </table:table-cell>
              <table:table-cell office:value-type="float" office:value="85135">
                <text:p>85135</text:p>
              </table:table-cell>
            </table:table-row>
            <table:table-row>
              <table:table-cell office:value-type="float" office:value="38352">
                <text:p>38352</text:p>
              </table:table-cell>
              <table:table-cell office:value-type="float" office:value="85732">
                <text:p>85732</text:p>
              </table:table-cell>
            </table:table-row>
            <table:table-row>
              <table:table-cell office:value-type="float" office:value="38442">
                <text:p>38442</text:p>
              </table:table-cell>
              <table:table-cell office:value-type="float" office:value="85827">
                <text:p>85827</text:p>
              </table:table-cell>
            </table:table-row>
            <table:table-row>
              <table:table-cell office:value-type="float" office:value="38533">
                <text:p>38533</text:p>
              </table:table-cell>
              <table:table-cell office:value-type="float" office:value="85948">
                <text:p>85948</text:p>
              </table:table-cell>
            </table:table-row>
            <table:table-row>
              <table:table-cell office:value-type="float" office:value="38625">
                <text:p>38625</text:p>
              </table:table-cell>
              <table:table-cell office:value-type="float" office:value="86070">
                <text:p>86070</text:p>
              </table:table-cell>
            </table:table-row>
            <table:table-row>
              <table:table-cell office:value-type="float" office:value="38717">
                <text:p>38717</text:p>
              </table:table-cell>
              <table:table-cell office:value-type="float" office:value="86201">
                <text:p>86201</text:p>
              </table:table-cell>
            </table:table-row>
            <table:table-row>
              <table:table-cell office:value-type="float" office:value="38807">
                <text:p>38807</text:p>
              </table:table-cell>
              <table:table-cell office:value-type="float" office:value="87598">
                <text:p>87598</text:p>
              </table:table-cell>
            </table:table-row>
            <table:table-row>
              <table:table-cell office:value-type="float" office:value="38898">
                <text:p>38898</text:p>
              </table:table-cell>
              <table:table-cell office:value-type="float" office:value="89340">
                <text:p>89340</text:p>
              </table:table-cell>
            </table:table-row>
            <table:table-row>
              <table:table-cell office:value-type="float" office:value="38990">
                <text:p>38990</text:p>
              </table:table-cell>
              <table:table-cell office:value-type="float" office:value="91233">
                <text:p>91233</text:p>
              </table:table-cell>
            </table:table-row>
            <table:table-row>
              <table:table-cell office:value-type="float" office:value="39082">
                <text:p>39082</text:p>
              </table:table-cell>
              <table:table-cell office:value-type="float" office:value="92860">
                <text:p>92860</text:p>
              </table:table-cell>
            </table:table-row>
            <table:table-row>
              <table:table-cell office:value-type="float" office:value="39172">
                <text:p>39172</text:p>
              </table:table-cell>
              <table:table-cell office:value-type="float" office:value="89633">
                <text:p>89633</text:p>
              </table:table-cell>
            </table:table-row>
            <table:table-row>
              <table:table-cell office:value-type="float" office:value="39263">
                <text:p>39263</text:p>
              </table:table-cell>
              <table:table-cell office:value-type="float" office:value="86080">
                <text:p>86080</text:p>
              </table:table-cell>
            </table:table-row>
            <table:table-row>
              <table:table-cell office:value-type="float" office:value="39355">
                <text:p>39355</text:p>
              </table:table-cell>
              <table:table-cell office:value-type="float" office:value="83182">
                <text:p>83182</text:p>
              </table:table-cell>
            </table:table-row>
            <table:table-row>
              <table:table-cell office:value-type="float" office:value="39447">
                <text:p>39447</text:p>
              </table:table-cell>
              <table:table-cell office:value-type="float" office:value="80280">
                <text:p>80280</text:p>
              </table:table-cell>
            </table:table-row>
            <table:table-row>
              <table:table-cell office:value-type="float" office:value="39538">
                <text:p>39538</text:p>
              </table:table-cell>
              <table:table-cell office:value-type="float" office:value="81236">
                <text:p>81236</text:p>
              </table:table-cell>
            </table:table-row>
            <table:table-row>
              <table:table-cell office:value-type="float" office:value="39629">
                <text:p>39629</text:p>
              </table:table-cell>
              <table:table-cell office:value-type="float" office:value="82098">
                <text:p>82098</text:p>
              </table:table-cell>
            </table:table-row>
            <table:table-row>
              <table:table-cell office:value-type="float" office:value="39721">
                <text:p>39721</text:p>
              </table:table-cell>
              <table:table-cell office:value-type="float" office:value="82838">
                <text:p>82838</text:p>
              </table:table-cell>
            </table:table-row>
            <table:table-row>
              <table:table-cell office:value-type="float" office:value="39813">
                <text:p>39813</text:p>
              </table:table-cell>
              <table:table-cell office:value-type="float" office:value="83350">
                <text:p>83350</text:p>
              </table:table-cell>
            </table:table-row>
            <table:table-row>
              <table:table-cell office:value-type="float" office:value="39903">
                <text:p>39903</text:p>
              </table:table-cell>
              <table:table-cell office:value-type="float" office:value="82741">
                <text:p>82741</text:p>
              </table:table-cell>
            </table:table-row>
            <table:table-row>
              <table:table-cell office:value-type="float" office:value="39994">
                <text:p>39994</text:p>
              </table:table-cell>
              <table:table-cell office:value-type="float" office:value="82200">
                <text:p>82200</text:p>
              </table:table-cell>
            </table:table-row>
            <table:table-row>
              <table:table-cell office:value-type="float" office:value="40086">
                <text:p>40086</text:p>
              </table:table-cell>
              <table:table-cell office:value-type="float" office:value="81698">
                <text:p>81698</text:p>
              </table:table-cell>
            </table:table-row>
            <table:table-row>
              <table:table-cell office:value-type="float" office:value="40178">
                <text:p>40178</text:p>
              </table:table-cell>
              <table:table-cell office:value-type="float" office:value="81111">
                <text:p>81111</text:p>
              </table:table-cell>
            </table:table-row>
            <table:table-row>
              <table:table-cell office:value-type="float" office:value="40268">
                <text:p>40268</text:p>
              </table:table-cell>
              <table:table-cell office:value-type="float" office:value="81128">
                <text:p>81128</text:p>
              </table:table-cell>
            </table:table-row>
            <table:table-row>
              <table:table-cell office:value-type="float" office:value="40359">
                <text:p>40359</text:p>
              </table:table-cell>
              <table:table-cell office:value-type="float" office:value="81150">
                <text:p>81150</text:p>
              </table:table-cell>
            </table:table-row>
            <table:table-row>
              <table:table-cell office:value-type="float" office:value="40451">
                <text:p>40451</text:p>
              </table:table-cell>
              <table:table-cell office:value-type="float" office:value="81176">
                <text:p>81176</text:p>
              </table:table-cell>
            </table:table-row>
            <table:table-row>
              <table:table-cell office:value-type="float" office:value="40543">
                <text:p>40543</text:p>
              </table:table-cell>
              <table:table-cell office:value-type="float" office:value="81204">
                <text:p>81204</text:p>
              </table:table-cell>
            </table:table-row>
            <table:table-row>
              <table:table-cell office:value-type="float" office:value="40633">
                <text:p>40633</text:p>
              </table:table-cell>
              <table:table-cell office:value-type="float" office:value="81879">
                <text:p>81879</text:p>
              </table:table-cell>
            </table:table-row>
            <table:table-row>
              <table:table-cell office:value-type="float" office:value="40724">
                <text:p>40724</text:p>
              </table:table-cell>
              <table:table-cell office:value-type="float" office:value="82671">
                <text:p>82671</text:p>
              </table:table-cell>
            </table:table-row>
            <table:table-row>
              <table:table-cell office:value-type="float" office:value="40816">
                <text:p>40816</text:p>
              </table:table-cell>
              <table:table-cell office:value-type="float" office:value="83514">
                <text:p>83514</text:p>
              </table:table-cell>
            </table:table-row>
            <table:table-row>
              <table:table-cell office:value-type="float" office:value="40908">
                <text:p>40908</text:p>
              </table:table-cell>
              <table:table-cell office:value-type="float" office:value="84337">
                <text:p>84337</text:p>
              </table:table-cell>
            </table:table-row>
            <table:table-row>
              <table:table-cell office:value-type="float" office:value="40999">
                <text:p>40999</text:p>
              </table:table-cell>
              <table:table-cell office:value-type="float" office:value="85162">
                <text:p>85162</text:p>
              </table:table-cell>
            </table:table-row>
            <table:table-row>
              <table:table-cell office:value-type="float" office:value="41090">
                <text:p>41090</text:p>
              </table:table-cell>
              <table:table-cell office:value-type="float" office:value="86158">
                <text:p>86158</text:p>
              </table:table-cell>
            </table:table-row>
            <table:table-row>
              <table:table-cell office:value-type="float" office:value="41182">
                <text:p>41182</text:p>
              </table:table-cell>
              <table:table-cell office:value-type="float" office:value="87061">
                <text:p>87061</text:p>
              </table:table-cell>
            </table:table-row>
            <table:table-row>
              <table:table-cell office:value-type="float" office:value="41274">
                <text:p>41274</text:p>
              </table:table-cell>
              <table:table-cell office:value-type="float" office:value="88045">
                <text:p>88045</text:p>
              </table:table-cell>
            </table:table-row>
            <table:table-row>
              <table:table-cell office:value-type="float" office:value="41364">
                <text:p>41364</text:p>
              </table:table-cell>
              <table:table-cell office:value-type="float" office:value="89046">
                <text:p>89046</text:p>
              </table:table-cell>
            </table:table-row>
            <table:table-row>
              <table:table-cell office:value-type="float" office:value="41455">
                <text:p>41455</text:p>
              </table:table-cell>
              <table:table-cell office:value-type="float" office:value="90114">
                <text:p>90114</text:p>
              </table:table-cell>
            </table:table-row>
            <table:table-row>
              <table:table-cell office:value-type="float" office:value="41547">
                <text:p>41547</text:p>
              </table:table-cell>
              <table:table-cell office:value-type="float" office:value="91138">
                <text:p>91138</text:p>
              </table:table-cell>
            </table:table-row>
            <table:table-row>
              <table:table-cell office:value-type="float" office:value="41639">
                <text:p>41639</text:p>
              </table:table-cell>
              <table:table-cell office:value-type="float" office:value="92182">
                <text:p>92182</text:p>
              </table:table-cell>
            </table:table-row>
            <table:table-row>
              <table:table-cell office:value-type="float" office:value="41729">
                <text:p>41729</text:p>
              </table:table-cell>
              <table:table-cell office:value-type="float" office:value="93331">
                <text:p>93331</text:p>
              </table:table-cell>
            </table:table-row>
            <table:table-row>
              <table:table-cell office:value-type="float" office:value="41820">
                <text:p>41820</text:p>
              </table:table-cell>
              <table:table-cell office:value-type="float" office:value="94443">
                <text:p>94443</text:p>
              </table:table-cell>
            </table:table-row>
            <table:table-row>
              <table:table-cell office:value-type="float" office:value="41912">
                <text:p>41912</text:p>
              </table:table-cell>
              <table:table-cell office:value-type="float" office:value="95492">
                <text:p>95492</text:p>
              </table:table-cell>
            </table:table-row>
            <table:table-row>
              <table:table-cell office:value-type="float" office:value="42004">
                <text:p>42004</text:p>
              </table:table-cell>
              <table:table-cell office:value-type="float" office:value="96622">
                <text:p>96622</text:p>
              </table:table-cell>
            </table:table-row>
            <table:table-row>
              <table:table-cell office:value-type="float" office:value="42094">
                <text:p>42094</text:p>
              </table:table-cell>
              <table:table-cell office:value-type="float" office:value="97889">
                <text:p>97889</text:p>
              </table:table-cell>
            </table:table-row>
            <table:table-row>
              <table:table-cell office:value-type="float" office:value="42185">
                <text:p>42185</text:p>
              </table:table-cell>
              <table:table-cell office:value-type="float" office:value="99188">
                <text:p>99188</text:p>
              </table:table-cell>
            </table:table-row>
            <table:table-row>
              <table:table-cell office:value-type="float" office:value="42277">
                <text:p>42277</text:p>
              </table:table-cell>
              <table:table-cell office:value-type="float" office:value="100498">
                <text:p>100498</text:p>
              </table:table-cell>
            </table:table-row>
            <table:table-row>
              <table:table-cell office:value-type="float" office:value="42369">
                <text:p>42369</text:p>
              </table:table-cell>
              <table:table-cell office:value-type="float" office:value="101770">
                <text:p>101770</text:p>
              </table:table-cell>
            </table:table-row>
            <table:table-row>
              <table:table-cell office:value-type="float" office:value="42460">
                <text:p>42460</text:p>
              </table:table-cell>
              <table:table-cell office:value-type="float" office:value="103287">
                <text:p>103287</text:p>
              </table:table-cell>
            </table:table-row>
            <table:table-row>
              <table:table-cell office:value-type="float" office:value="42551">
                <text:p>42551</text:p>
              </table:table-cell>
              <table:table-cell office:value-type="float" office:value="105059">
                <text:p>105059</text:p>
              </table:table-cell>
            </table:table-row>
            <table:table-row>
              <table:table-cell office:value-type="float" office:value="42643">
                <text:p>42643</text:p>
              </table:table-cell>
              <table:table-cell office:value-type="float" office:value="106701">
                <text:p>106701</text:p>
              </table:table-cell>
            </table:table-row>
            <table:table-row>
              <table:table-cell office:value-type="float" office:value="42735">
                <text:p>42735</text:p>
              </table:table-cell>
              <table:table-cell office:value-type="float" office:value="108217">
                <text:p>108217</text:p>
              </table:table-cell>
            </table:table-row>
            <table:table-row>
              <table:table-cell office:value-type="float" office:value="42825">
                <text:p>42825</text:p>
              </table:table-cell>
              <table:table-cell office:value-type="float" office:value="109896">
                <text:p>10989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111583">
                <text:p>111583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13211">
                <text:p>113211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14780">
                <text:p>114780</text:p>
              </table:table-cell>
            </table:table-row>
            <table:table-row>
              <table:table-cell office:value-type="float" office:value="43190">
                <text:p>43190</text:p>
              </table:table-cell>
              <table:table-cell office:value-type="float" office:value="116535">
                <text:p>116535</text:p>
              </table:table-cell>
            </table:table-row>
            <table:table-row>
              <table:table-cell office:value-type="float" office:value="43281">
                <text:p>43281</text:p>
              </table:table-cell>
              <table:table-cell office:value-type="float" office:value="118433">
                <text:p>118433</text:p>
              </table:table-cell>
            </table:table-row>
            <table:table-row>
              <table:table-cell office:value-type="float" office:value="43373">
                <text:p>43373</text:p>
              </table:table-cell>
              <table:table-cell office:value-type="float" office:value="120130">
                <text:p>120130</text:p>
              </table:table-cell>
            </table:table-row>
            <table:table-row>
              <table:table-cell office:value-type="float" office:value="43465">
                <text:p>43465</text:p>
              </table:table-cell>
              <table:table-cell office:value-type="float" office:value="121612">
                <text:p>121612</text:p>
              </table:table-cell>
            </table:table-row>
            <table:table-row>
              <table:table-cell office:value-type="float" office:value="43555">
                <text:p>43555</text:p>
              </table:table-cell>
              <table:table-cell office:value-type="float" office:value="124161">
                <text:p>124161</text:p>
              </table:table-cell>
            </table:table-row>
            <table:table-row>
              <table:table-cell office:value-type="float" office:value="43646">
                <text:p>43646</text:p>
              </table:table-cell>
              <table:table-cell office:value-type="float" office:value="126878">
                <text:p>126878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29142">
                <text:p>129142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131115">
                <text:p>13111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32304">
                <text:p>132304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33157">
                <text:p>133157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134279">
                <text:p>134279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35352">
                <text:p>135352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36659">
                <text:p>136659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138074">
                <text:p>13807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38074">
                <text:p>1380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